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953in"/>
    </style:style>
    <style:style style:name="co3" style:family="table-column">
      <style:table-column-properties fo:break-before="auto" style:column-width="2.248in"/>
    </style:style>
    <style:style style:name="co4" style:family="table-column">
      <style:table-column-properties fo:break-before="auto" style:column-width="0.9925in"/>
    </style:style>
    <style:style style:name="co5" style:family="table-column">
      <style:table-column-properties fo:break-before="auto" style:column-width="1.028in"/>
    </style:style>
    <style:style style:name="co6" style:family="table-column">
      <style:table-column-properties fo:break-before="auto" style:column-width="1.00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19"/>
    <style:style style:name="ce4" style:family="table-cell" style:parent-style-name="Default" style:data-style-name="N1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118"/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 style:data-style-name="N121"/>
    <style:style style:name="ce9" style:family="table-cell" style:parent-style-name="Default" style:data-style-name="N119">
      <style:text-properties fo:color="#ff0000"/>
    </style:style>
    <style:style style:name="ce10" style:family="table-cell" style:parent-style-name="Default" style:data-style-name="N121">
      <style:text-properties fo:color="#ff0000"/>
    </style:style>
    <style:style style:name="ce11" style:family="table-cell" style:parent-style-name="Default" style:data-style-name="N0"/>
    <style:style style:name="ce1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default-cell-style-name="Default"/>
        <table:table-column table:style-name="co4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default-cell-style-name="ce4"/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5" table:default-cell-style-name="Default"/>
        <table:table-column table:style-name="co1" table:number-columns-repeated="4" table:default-cell-style-name="ce3"/>
        <table:table-column table:style-name="co1" table:number-columns-repeated="8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1" table:number-columns-repeated="3" table:default-cell-style-name="ce8"/>
        <table:table-column table:style-name="co1" table:number-columns-repeated="5" table:default-cell-style-name="Default"/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2" office:value-type="string" table:number-columns-spanned="3" table:number-rows-spanned="1">
            <text:p>alpha_V = a0 + a1*T + a2*T^-2</text:p>
          </table:table-cell>
          <table:covered-table-cell table:style-name="Default"/>
          <table:covered-table-cell table:style-name="Default"/>
          <table:table-cell table:style-name="Default"/>
          <table:table-cell table:style-name="ce2" office:value-type="string" table:number-columns-spanned="4" table:number-rows-spanned="1">
            <text:p>Isothermal Bulk Modulus</text:p>
          </table:table-cell>
          <table:covered-table-cell/>
          <table:covered-table-cell table:style-name="Default"/>
          <table:covered-table-cell table:style-name="Default"/>
          <table:table-cell table:number-columns-repeated="5"/>
          <table:table-cell table:style-name="ce2" office:value-type="string" table:number-columns-spanned="4" table:number-rows-spanned="1">
            <text:p>Cp = c0 + c1*T^-2 + c2*T^-3 + c3*T^-0.5</text:p>
          </table:table-cell>
          <table:covered-table-cell table:style-name="Default"/>
          <table:covered-table-cell table:style-name="Default"/>
          <table:covered-table-cell table:style-name="Default"/>
          <table:table-cell table:number-columns-repeated="14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6"/>
          <table:table-cell table:style-name="Default" office:value-type="string">
            <text:p>m.w.</text:p>
          </table:table-cell>
          <table:table-cell office:value-type="string">
            <text:p>rho</text:p>
          </table:table-cell>
          <table:table-cell office:value-type="string">
            <text:p>rho notes</text:p>
          </table:table-cell>
          <table:table-cell table:style-name="Default" office:value-type="string">
            <text:p>a0 x 10^5</text:p>
          </table:table-cell>
          <table:table-cell table:style-name="Default" office:value-type="string">
            <text:p>a1 x 10^8</text:p>
          </table:table-cell>
          <table:table-cell table:style-name="Default" office:value-type="string">
            <text:p>a2</text:p>
          </table:table-cell>
          <table:table-cell table:style-name="Default" office:value-type="string">
            <text:p>alpha notes</text:p>
          </table:table-cell>
          <table:table-cell office:value-type="string">
            <text:p>K_T</text:p>
          </table:table-cell>
          <table:table-cell office:value-type="string">
            <text:p>K'</text:p>
          </table:table-cell>
          <table:table-cell table:style-name="Default" office:value-type="string">
            <text:p>K''</text:p>
          </table:table-cell>
          <table:table-cell table:style-name="Default" office:value-type="string">
            <text:p>dK_T/dT</text:p>
          </table:table-cell>
          <table:table-cell office:value-type="string">
            <text:p>K_T notes</text:p>
          </table:table-cell>
          <table:table-cell office:value-type="string">
            <text:p>gamma_th</text:p>
          </table:table-cell>
          <table:table-cell office:value-type="string">
            <text:p>gamma_th notes</text:p>
          </table:table-cell>
          <table:table-cell office:value-type="string">
            <text:p>delta_T</text:p>
          </table:table-cell>
          <table:table-cell office:value-type="string">
            <text:p>delta_T notes</text:p>
          </table:table-cell>
          <table:table-cell table:style-name="Default" office:value-type="string">
            <text:p>c0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c2 x 10^-3</text:p>
          </table:table-cell>
          <table:table-cell table:style-name="Default" office:value-type="string">
            <text:p>c3 x 10^-6</text:p>
          </table:table-cell>
          <table:table-cell office:value-type="string">
            <text:p>Cp notes</text:p>
          </table:table-cell>
          <table:table-cell table:number-columns-repeated="5"/>
          <table:table-cell office:value-type="string">
            <text:p>k0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/>
          <table:table-cell office:value-type="string">
            <text:p>note</text:p>
          </table:table-cell>
          <table:table-cell office:value-type="string">
            <text:p>n</text:p>
          </table:table-cell>
          <table:table-cell/>
          <table:table-cell office:value-type="string">
            <text:p>krad = m(0) + m(1)*T + m(2)*T^2 + m(3)*T^3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>
            <text:p>index</text:p>
          </table:table-cell>
          <table:table-cell office:value-type="string">
            <text:p>mode</text:p>
          </table:table-cell>
          <table:table-cell table:number-columns-repeated="2"/>
          <table:table-cell office:value-type="string">
            <text:p>mineral</text:p>
          </table:table-cell>
          <table:table-cell/>
          <table:table-cell table:style-name="Default" office:value-type="string">
            <text:p>g</text:p>
          </table:table-cell>
          <table:table-cell office:value-type="string">
            <text:p>kg/m^3</text:p>
          </table:table-cell>
          <table:table-cell/>
          <table:table-cell table:style-name="Default" office:value-type="string">
            <text:p>K^-1</text:p>
          </table:table-cell>
          <table:table-cell table:style-name="Default"/>
          <table:table-cell table:style-name="Default" office:value-type="string">
            <text:p>K</text:p>
          </table:table-cell>
          <table:table-cell table:style-name="Default"/>
          <table:table-cell office:value-type="string">
            <text:p>GPa</text:p>
          </table:table-cell>
          <table:table-cell/>
          <table:table-cell table:style-name="Default" office:value-type="string">
            <text:p>GPa^-1</text:p>
          </table:table-cell>
          <table:table-cell table:style-name="Default" office:value-type="string">
            <text:p>GPa-K^-1</text:p>
          </table:table-cell>
          <table:table-cell table:number-columns-repeated="5"/>
          <table:table-cell table:style-name="Default" office:value-type="string">
            <text:p>kJ/kg-K</text:p>
          </table:table-cell>
          <table:table-cell table:style-name="Default" office:value-type="string">
            <text:p>kJ-K/kg</text:p>
          </table:table-cell>
          <table:table-cell table:style-name="Default" office:value-type="string">
            <text:p>kJ-kg^2/K</text:p>
          </table:table-cell>
          <table:table-cell table:style-name="Default" office:value-type="string">
            <text:p>kJ/kg-K^-0.5</text:p>
          </table:table-cell>
          <table:table-cell table:number-columns-repeated="4"/>
          <table:table-cell office:value-type="string">
            <text:p>index start</text:p>
          </table:table-cell>
          <table:table-cell office:value-type="string">
            <text:p>index end</text:p>
          </table:table-cell>
          <table:table-cell table:number-columns-repeated="7"/>
          <table:table-cell office:value-type="string">
            <text:p>T^0</text:p>
          </table:table-cell>
          <table:table-cell table:style-name="Default" office:value-type="string">
            <text:p>T^1</text:p>
          </table:table-cell>
          <table:table-cell table:style-name="Default" office:value-type="string">
            <text:p>T^2</text:p>
          </table:table-cell>
          <table:table-cell table:style-name="Default" office:value-type="string">
            <text:p>T^3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qtz</text:p>
          </table:table-cell>
          <table:table-cell office:value-type="string">
            <text:p>quartz</text:p>
          </table:table-cell>
          <table:table-cell office:value-type="string">
            <text:p>aqz</text:p>
          </table:table-cell>
          <table:table-cell office:value-type="string">
            <text:p>alpha-quartz</text:p>
          </table:table-cell>
          <table:table-cell office:value-type="string">
            <text:p>SiO2</text:p>
          </table:table-cell>
          <table:table-cell office:value-type="float" office:value="60.08">
            <text:p>60.08</text:p>
          </table:table-cell>
          <table:table-cell office:value-type="float" office:value="2648">
            <text:p>2648</text:p>
          </table:table-cell>
          <table:table-cell office:value-type="string">
            <text:p>Hacker et al. [JGR, 2003]</text:p>
          </table:table-cell>
          <table:table-cell office:value-type="float" office:value="1.417">
            <text:p>1.4170</text:p>
          </table:table-cell>
          <table:table-cell office:value-type="float" office:value="9.6581">
            <text:p>9.6581</text:p>
          </table:table-cell>
          <table:table-cell office:value-type="float" office:value="-1.6973">
            <text:p>-1.6973</text:p>
          </table:table-cell>
          <table:table-cell office:value-type="string">
            <text:p>Fei [AGU Handbook, 1995]</text:p>
          </table:table-cell>
          <table:table-cell office:value-type="float" office:value="37.1">
            <text:p>37.1</text:p>
          </table:table-cell>
          <table:table-cell office:value-type="float" office:value="5.99">
            <text:p>5.99</text:p>
          </table:table-cell>
          <table:table-cell table:number-columns-repeated="2" office:value-type="float" office:value="0">
            <text:p>0.0000</text:p>
          </table:table-cell>
          <table:table-cell office:value-type="string">
            <text:p>Hacker et al. [JGR, 2003]</text:p>
          </table:table-cell>
          <table:table-cell office:value-type="float" office:value="0.7">
            <text:p>0.7</text:p>
          </table:table-cell>
          <table:table-cell office:value-type="string">
            <text:p>Hacker et al. [JGR, 2003]</text:p>
          </table:table-cell>
          <table:table-cell office:value-type="float" office:value="8.42">
            <text:p>8.42</text:p>
          </table:table-cell>
          <table:table-cell office:value-type="string">
            <text:p>Hacker et al. [JGR, 2003]</text:p>
          </table:table-cell>
          <table:table-cell office:value-type="float" office:value="1.7699">
            <text:p>1.7699</text:p>
          </table:table-cell>
          <table:table-cell office:value-type="float" office:value="-23.49">
            <text:p>-23.4900</text:p>
          </table:table-cell>
          <table:table-cell office:value-type="float" office:value="45.947">
            <text:p>45.9470</text:p>
          </table:table-cell>
          <table:table-cell office:value-type="float" office:value="-7.2006">
            <text:p>-7.2006</text:p>
          </table:table-cell>
          <table:table-cell office:value-type="string">
            <text:p>Robertson &amp; Hemingway [USGS OFR95-622, 1995]</text:p>
          </table:table-cell>
          <table:table-cell/>
          <table:table-cell office:value-type="string">
            <text:p>qtz &lt; 845 K</text:p>
          </table:table-cell>
          <table:table-cell office:value-type="string">
            <text:p>a-quartz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f(aqz) Hoefer &amp; Schilling [2002] and Branlund &amp; Hofmeister [2007]</text:p>
          </table:table-cell>
          <table:table-cell office:value-type="float" office:value="1.49">
            <text:p>1.49</text:p>
          </table:table-cell>
          <table:table-cell office:value-type="string">
            <text:p>*estimated from Branlund &amp; Hofmeister [2007] and Hoefer &amp; Schilling [2002]</text:p>
          </table:table-cell>
          <table:table-cell table:style-name="ce3" office:value-type="float" office:value="5.1832">
            <text:p>5.1832</text:p>
          </table:table-cell>
          <table:table-cell office:value-type="float" office:value="-0.0355">
            <text:p>-3.5500E-02</text:p>
          </table:table-cell>
          <table:table-cell office:value-type="float" office:value="0.000075468">
            <text:p>7.5468E-05</text:p>
          </table:table-cell>
          <table:table-cell office:value-type="float" office:value="-0.000000045357">
            <text:p>-4.5357E-08</text:p>
          </table:table-cell>
          <table:table-cell office:value-type="string">
            <text:p>Hoefer &amp; Schilling [2002] and Branlund &amp; Hofmeiser [2007]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qtz</text:p>
          </table:table-cell>
          <table:table-cell office:value-type="string">
            <text:p>quartz</text:p>
          </table:table-cell>
          <table:table-cell office:value-type="string">
            <text:p>bqz</text:p>
          </table:table-cell>
          <table:table-cell office:value-type="string">
            <text:p>beta-quartz</text:p>
          </table:table-cell>
          <table:table-cell office:value-type="string">
            <text:p>SiO2</text:p>
          </table:table-cell>
          <table:table-cell office:value-type="float" office:value="60.08">
            <text:p>60.08</text:p>
          </table:table-cell>
          <table:table-cell office:value-type="float" office:value="2530">
            <text:p>2530</text:p>
          </table:table-cell>
          <table:table-cell office:value-type="string">
            <text:p>Hacker et al. [JGR, 2003]</text:p>
          </table:table-cell>
          <table:table-cell office:value-type="float" office:value="-0.44">
            <text:p>-0.4400</text:p>
          </table:table-cell>
          <table:table-cell table:number-columns-repeated="2" office:value-type="float" office:value="0">
            <text:p>0.0000</text:p>
          </table:table-cell>
          <table:table-cell office:value-type="string">
            <text:p>Fei [AGU Handbook, 1995]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.0000</text:p>
          </table:table-cell>
          <table:table-cell office:value-type="string">
            <text:p>Hacker et al. [JGR, 2003]</text:p>
          </table:table-cell>
          <table:table-cell office:value-type="float" office:value="0.1">
            <text:p>0.1</text:p>
          </table:table-cell>
          <table:table-cell office:value-type="string">
            <text:p>Hacker et al. [JGR, 2003]</text:p>
          </table:table-cell>
          <table:table-cell office:value-type="float" office:value="4.11">
            <text:p>4.11</text:p>
          </table:table-cell>
          <table:table-cell office:value-type="string">
            <text:p>Hacker et al. [JGR, 2003]</text:p>
          </table:table-cell>
          <table:table-cell office:value-type="float" office:value="0.9647">
            <text:p>0.9647</text:p>
          </table:table-cell>
          <table:table-cell office:value-type="float" office:value="-0.00041829">
            <text:p>-0.0004</text:p>
          </table:table-cell>
          <table:table-cell office:value-type="float" office:value="30.546">
            <text:p>30.5460</text:p>
          </table:table-cell>
          <table:table-cell office:value-type="float" office:value="-0.0018">
            <text:p>-0.0018</text:p>
          </table:table-cell>
          <table:table-cell office:value-type="string">
            <text:p>Robertson &amp; Hemingway [USGS OFR95-622, 1995]</text:p>
          </table:table-cell>
          <table:table-cell/>
          <table:table-cell office:value-type="string">
            <text:p>qtz &gt; 845 K</text:p>
          </table:table-cell>
          <table:table-cell office:value-type="string">
            <text:p>b-quartz</text:p>
          </table:table-cell>
          <table:table-cell table:number-columns-repeated="2" office:value-type="float" office:value="1">
            <text:p>1</text:p>
          </table:table-cell>
          <table:table-cell office:value-type="float" office:value="1.8">
            <text:p>1.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f(bqz) Hoefer &amp; Schilling [2002] and Branlund &amp; Hofmeister [2007]</text:p>
          </table:table-cell>
          <table:table-cell office:value-type="float" office:value="-0.42">
            <text:p>-0.42</text:p>
          </table:table-cell>
          <table:table-cell office:value-type="string">
            <text:p>*estimated from Branlund &amp; Hofmeister [2007] and Hoefer &amp; Schilling [2002]</text:p>
          </table:table-cell>
          <table:table-cell table:style-name="ce3" office:value-type="float" office:value="0">
            <text:p>0.0000</text:p>
          </table:table-cell>
          <table:table-cell office:value-type="float" office:value="-0.0041">
            <text:p>-4.1000E-03</text:p>
          </table:table-cell>
          <table:table-cell office:value-type="float" office:value="0.0000046418">
            <text:p>4.6418E-06</text:p>
          </table:table-cell>
          <table:table-cell office:value-type="float" office:value="0.00000000075449">
            <text:p>7.5449E-10</text:p>
          </table:table-cell>
          <table:table-cell office:value-type="string">
            <text:p>Hoefer &amp; Schilling [2002] and Branlund &amp; Hofmeiser [2007]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or</text:p>
          </table:table-cell>
          <table:table-cell office:value-type="string">
            <text:p>orthoclase</text:p>
          </table:table-cell>
          <table:table-cell office:value-type="string">
            <text:p>or</text:p>
          </table:table-cell>
          <table:table-cell office:value-type="string">
            <text:p>orthoclase</text:p>
          </table:table-cell>
          <table:table-cell office:value-type="string">
            <text:p>KAlSi3O8</text:p>
          </table:table-cell>
          <table:table-cell office:value-type="float" office:value="278.34">
            <text:p>278.34</text:p>
          </table:table-cell>
          <table:table-cell office:value-type="float" office:value="2555">
            <text:p>2555</text:p>
          </table:table-cell>
          <table:table-cell office:value-type="string">
            <text:p>Hacker et al. [JGR, 2003]</text:p>
          </table:table-cell>
          <table:table-cell office:value-type="float" office:value="3.4">
            <text:p>3.4000</text:p>
          </table:table-cell>
          <table:table-cell table:number-columns-repeated="2" office:value-type="float" office:value="0">
            <text:p>0.0000</text:p>
          </table:table-cell>
          <table:table-cell office:value-type="string">
            <text:p>reformulated from Holland and Powell [J. Metamorph. Petrol., 1998]</text:p>
          </table:table-cell>
          <table:table-cell office:value-type="float" office:value="58.3">
            <text:p>58.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.0000</text:p>
          </table:table-cell>
          <table:table-cell office:value-type="string">
            <text:p>Hacker et al. [JGR, 2003]</text:p>
          </table:table-cell>
          <table:table-cell office:value-type="float" office:value="0.4">
            <text:p>0.4</text:p>
          </table:table-cell>
          <table:table-cell office:value-type="string">
            <text:p>Hacker et al. [JGR, 2003]</text:p>
          </table:table-cell>
          <table:table-cell office:value-type="float" office:value="4.44">
            <text:p>4.44</text:p>
          </table:table-cell>
          <table:table-cell office:value-type="string">
            <text:p>Hacker et al. [JGR, 2003]</text:p>
          </table:table-cell>
          <table:table-cell office:value-type="float" office:value="1.4445">
            <text:p>1.4445</text:p>
          </table:table-cell>
          <table:table-cell office:value-type="float" office:value="-9.5303">
            <text:p>-9.5303</text:p>
          </table:table-cell>
          <table:table-cell office:value-type="float" office:value="-26.395">
            <text:p>-26.3950</text:p>
          </table:table-cell>
          <table:table-cell office:value-type="float" office:value="3.6781">
            <text:p>3.6781</text:p>
          </table:table-cell>
          <table:table-cell office:value-type="string">
            <text:p>*estimated from sanidine</text:p>
          </table:table-cell>
          <table:table-cell/>
          <table:table-cell office:value-type="string">
            <text:p>or</text:p>
          </table:table-cell>
          <table:table-cell office:value-type="string">
            <text:p>orthoclas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.79">
            <text:p>1.7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f(or) Hoefer &amp; Schilling [2002]</text:p>
          </table:table-cell>
          <table:table-cell office:value-type="float" office:value="-0.28">
            <text:p>-0.28</text:p>
          </table:table-cell>
          <table:table-cell office:value-type="string">
            <text:p>*estimated from Hoefer &amp; Schilling [2002]</text:p>
          </table:table-cell>
          <table:table-cell table:style-name="ce3" office:value-type="float" office:value="0.2521">
            <text:p>0.2521</text:p>
          </table:table-cell>
          <table:table-cell office:value-type="float" office:value="-0.0014">
            <text:p>-1.4000E-03</text:p>
          </table:table-cell>
          <table:table-cell office:value-type="float" office:value="0.0000020765">
            <text:p>2.0765E-06</text:p>
          </table:table-cell>
          <table:table-cell office:value-type="float" office:value="-0.0000000006823">
            <text:p>-6.8230E-10</text:p>
          </table:table-cell>
          <table:table-cell office:value-type="string">
            <text:p>Hoefer &amp; Schilling [2002]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or</text:p>
          </table:table-cell>
          <table:table-cell office:value-type="string">
            <text:p>orthoclase</text:p>
          </table:table-cell>
          <table:table-cell office:value-type="string">
            <text:p>san</text:p>
          </table:table-cell>
          <table:table-cell office:value-type="string">
            <text:p>sanadine</text:p>
          </table:table-cell>
          <table:table-cell office:value-type="string">
            <text:p>KAlSi3O8</text:p>
          </table:table-cell>
          <table:table-cell office:value-type="float" office:value="278.34">
            <text:p>278.34</text:p>
          </table:table-cell>
          <table:table-cell office:value-type="float" office:value="2553">
            <text:p>2553</text:p>
          </table:table-cell>
          <table:table-cell office:value-type="string">
            <text:p>Hacker et al. [JGR, 2003]</text:p>
          </table:table-cell>
          <table:table-cell office:value-type="float" office:value="3.4">
            <text:p>3.4000</text:p>
          </table:table-cell>
          <table:table-cell table:number-columns-repeated="2" office:value-type="float" office:value="0">
            <text:p>0.0000</text:p>
          </table:table-cell>
          <table:table-cell office:value-type="string">
            <text:p>reformulated from Holland and Powell [J. Metamorph. Petrol., 1998]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.0000</text:p>
          </table:table-cell>
          <table:table-cell office:value-type="string">
            <text:p>Hacker et al. [JGR, 2003]</text:p>
          </table:table-cell>
          <table:table-cell office:value-type="float" office:value="0.4">
            <text:p>0.4</text:p>
          </table:table-cell>
          <table:table-cell office:value-type="string">
            <text:p>Hacker et al. [JGR, 2003]</text:p>
          </table:table-cell>
          <table:table-cell office:value-type="float" office:value="4.44">
            <text:p>4.44</text:p>
          </table:table-cell>
          <table:table-cell office:value-type="string">
            <text:p>Hacker et al. [JGR, 2003]</text:p>
          </table:table-cell>
          <table:table-cell office:value-type="float" office:value="1.4445">
            <text:p>1.4445</text:p>
          </table:table-cell>
          <table:table-cell office:value-type="float" office:value="-9.5303">
            <text:p>-9.5303</text:p>
          </table:table-cell>
          <table:table-cell office:value-type="float" office:value="-26.395">
            <text:p>-26.3950</text:p>
          </table:table-cell>
          <table:table-cell office:value-type="float" office:value="3.6781">
            <text:p>3.6781</text:p>
          </table:table-cell>
          <table:table-cell office:value-type="string">
            <text:p>reformulated from Holland and Powell [J. Metamorph. Petrol., 1998]</text:p>
          </table:table-cell>
          <table:table-cell/>
          <table:table-cell office:value-type="string">
            <text:p>plag</text:p>
          </table:table-cell>
          <table:table-cell office:value-type="string">
            <text:p>plagioclas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.1988">
            <text:p>2.2</text:p>
          </table:table-cell>
          <table:table-cell office:value-type="float" office:value="-2.1787">
            <text:p>-2.18</text:p>
          </table:table-cell>
          <table:table-cell office:value-type="float" office:value="1.9001">
            <text:p>1.9</text:p>
          </table:table-cell>
          <table:table-cell/>
          <table:table-cell office:value-type="string">
            <text:p>f(an) Horai [1970] and Petrunin et al. [2001] and Sass [1965] and Clark and Birch [1940]</text:p>
          </table:table-cell>
          <table:table-cell office:value-type="float" office:value="-0.21">
            <text:p>-0.21</text:p>
          </table:table-cell>
          <table:table-cell office:value-type="string">
            <text:p>*estimated from Petrunin et al. [2001]</text:p>
          </table:table-cell>
          <table:table-cell table:style-name="ce3" office:value-type="float" office:value="0">
            <text:p>0.0000</text:p>
          </table:table-cell>
          <table:table-cell table:number-columns-repeated="3" office:value-type="float" office:value="0">
            <text:p>0.0000E+00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lag</text:p>
          </table:table-cell>
          <table:table-cell office:value-type="string">
            <text:p>plagioclase</text:p>
          </table:table-cell>
          <table:table-cell office:value-type="string">
            <text:p>ab</text:p>
          </table:table-cell>
          <table:table-cell office:value-type="string">
            <text:p>albite</text:p>
          </table:table-cell>
          <table:table-cell office:value-type="string">
            <text:p>NaAl3Si3O8</text:p>
          </table:table-cell>
          <table:table-cell office:value-type="float" office:value="262.22">
            <text:p>262.22</text:p>
          </table:table-cell>
          <table:table-cell office:value-type="float" office:value="2620">
            <text:p>2620</text:p>
          </table:table-cell>
          <table:table-cell office:value-type="string">
            <text:p>Hacker et al. [JGR, 2003]</text:p>
          </table:table-cell>
          <table:table-cell office:value-type="float" office:value="1.9801">
            <text:p>1.9801</text:p>
          </table:table-cell>
          <table:table-cell office:value-type="float" office:value="1.0065">
            <text:p>1.0065</text:p>
          </table:table-cell>
          <table:table-cell office:value-type="float" office:value="-0.976">
            <text:p>-0.9760</text:p>
          </table:table-cell>
          <table:table-cell office:value-type="string">
            <text:p>Fei [AGU Handbook, 1995]</text:p>
          </table:table-cell>
          <table:table-cell office:value-type="float" office:value="53.8">
            <text:p>53.8</text:p>
          </table:table-cell>
          <table:table-cell office:value-type="float" office:value="6">
            <text:p>6</text:p>
          </table:table-cell>
          <table:table-cell office:value-type="float" office:value="-0.06">
            <text:p>-0.0600</text:p>
          </table:table-cell>
          <table:table-cell office:value-type="float" office:value="-0.0037">
            <text:p>-0.0037</text:p>
          </table:table-cell>
          <table:table-cell table:style-name="ce4" office:value-type="string">
            <text:p>average of Downs [Am. Mineral., 1994] and Angel [Contrib. Mineral. Petrol., 2004], temperature derivative of nepheline Bass [AGU Handbook, 1995]</text:p>
          </table:table-cell>
          <table:table-cell office:value-type="float" office:value="0.6">
            <text:p>0.6</text:p>
          </table:table-cell>
          <table:table-cell office:value-type="string">
            <text:p>Hacker et al. [JGR, 2003]</text:p>
          </table:table-cell>
          <table:table-cell office:value-type="float" office:value="6.57">
            <text:p>6.57</text:p>
          </table:table-cell>
          <table:table-cell/>
          <table:table-cell office:value-type="float" office:value="1.5012">
            <text:p>1.5012</text:p>
          </table:table-cell>
          <table:table-cell office:value-type="float" office:value="-9.2116">
            <text:p>-9.2116</text:p>
          </table:table-cell>
          <table:table-cell office:value-type="float" office:value="-30.099">
            <text:p>-30.0990</text:p>
          </table:table-cell>
          <table:table-cell office:value-type="float" office:value="4.0829">
            <text:p>4.0829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musc</text:p>
          </table:table-cell>
          <table:table-cell office:value-type="string">
            <text:p>muscovite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.71">
            <text:p>1.7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f(musc) Clauser &amp; Hunges [1995] (2*k_parallel + k_perpendicular)/3</text:p>
          </table:table-cell>
          <table:table-cell office:value-type="float" office:value="0.93">
            <text:p>0.93</text:p>
          </table:table-cell>
          <table:table-cell office:value-type="string">
            <text:p>*red book</text:p>
          </table:table-cell>
          <table:table-cell table:style-name="ce3" office:value-type="float" office:value="0.2226">
            <text:p>0.2226</text:p>
          </table:table-cell>
          <table:table-cell office:value-type="float" office:value="-0.0015">
            <text:p>-1.5000E-03</text:p>
          </table:table-cell>
          <table:table-cell office:value-type="float" office:value="0.0000030404">
            <text:p>3.0404E-06</text:p>
          </table:table-cell>
          <table:table-cell office:value-type="float" office:value="-0.000000001645">
            <text:p>-1.6450E-09</text:p>
          </table:table-cell>
          <table:table-cell office:value-type="string">
            <text:p>*red book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lag</text:p>
          </table:table-cell>
          <table:table-cell office:value-type="string">
            <text:p>plagioclase</text:p>
          </table:table-cell>
          <table:table-cell office:value-type="string">
            <text:p>an</text:p>
          </table:table-cell>
          <table:table-cell office:value-type="string">
            <text:p>anorthite</text:p>
          </table:table-cell>
          <table:table-cell office:value-type="string">
            <text:p>CaAl2Si2O8</text:p>
          </table:table-cell>
          <table:table-cell office:value-type="float" office:value="278.21">
            <text:p>278.21</text:p>
          </table:table-cell>
          <table:table-cell office:value-type="float" office:value="2760">
            <text:p>2760</text:p>
          </table:table-cell>
          <table:table-cell office:value-type="string">
            <text:p>Hacker et al. [JGR, 2003]</text:p>
          </table:table-cell>
          <table:table-cell office:value-type="float" office:value="1.2491">
            <text:p>1.2491</text:p>
          </table:table-cell>
          <table:table-cell office:value-type="float" office:value="-0.0162">
            <text:p>-0.0162</text:p>
          </table:table-cell>
          <table:table-cell office:value-type="float" office:value="0.0161">
            <text:p>0.0161</text:p>
          </table:table-cell>
          <table:table-cell office:value-type="string">
            <text:p>Fei [AGU Handbook, 1995]</text:p>
          </table:table-cell>
          <table:table-cell office:value-type="float" office:value="82.5">
            <text:p>82.5</text:p>
          </table:table-cell>
          <table:table-cell office:value-type="float" office:value="3.2">
            <text:p>3.2</text:p>
          </table:table-cell>
          <table:table-cell office:value-type="float" office:value="-0.05">
            <text:p>-0.0500</text:p>
          </table:table-cell>
          <table:table-cell office:value-type="float" office:value="-0.01">
            <text:p>-0.0100</text:p>
          </table:table-cell>
          <table:table-cell table:style-name="ce4" office:value-type="string">
            <text:p>average of Downs [Am. Mineral., 1994] and Angel [Contrib. Mineral. Petrol., 2004], temperature derivative of nepheline Bass [AGU Handbook, 1995]</text:p>
          </table:table-cell>
          <table:table-cell office:value-type="float" office:value="0.6">
            <text:p>0.6</text:p>
          </table:table-cell>
          <table:table-cell office:value-type="string">
            <text:p>Hacker et al. [JGR, 2003]</text:p>
          </table:table-cell>
          <table:table-cell office:value-type="float" office:value="3.47">
            <text:p>3.47</text:p>
          </table:table-cell>
          <table:table-cell/>
          <table:table-cell office:value-type="float" office:value="1.5793">
            <text:p>1.5793</text:p>
          </table:table-cell>
          <table:table-cell office:value-type="float" office:value="-4.7252">
            <text:p>-4.7252</text:p>
          </table:table-cell>
          <table:table-cell office:value-type="float" office:value="0">
            <text:p>0.0000</text:p>
          </table:table-cell>
          <table:table-cell office:value-type="float" office:value="-1.1395">
            <text:p>-1.1395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bt</text:p>
          </table:table-cell>
          <table:table-cell office:value-type="string">
            <text:p>biotite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.39">
            <text:p>1.3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f(phlog) Clauser &amp; Hunges [1995] (2*k_parallel + k_perpendicular)/3</text:p>
          </table:table-cell>
          <table:table-cell office:value-type="float" office:value="0.93">
            <text:p>0.93</text:p>
          </table:table-cell>
          <table:table-cell office:value-type="string">
            <text:p>*red book estimated from muscovite</text:p>
          </table:table-cell>
          <table:table-cell table:style-name="ce3" office:value-type="float" office:value="0.2226">
            <text:p>0.2226</text:p>
          </table:table-cell>
          <table:table-cell office:value-type="float" office:value="-0.0015">
            <text:p>-1.5000E-03</text:p>
          </table:table-cell>
          <table:table-cell office:value-type="float" office:value="0.0000030404">
            <text:p>3.0404E-06</text:p>
          </table:table-cell>
          <table:table-cell office:value-type="float" office:value="-0.000000001645">
            <text:p>-1.6450E-09</text:p>
          </table:table-cell>
          <table:table-cell office:value-type="string">
            <text:p>*red book estimated from muscovite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usc</text:p>
          </table:table-cell>
          <table:table-cell office:value-type="string">
            <text:p>muscovite</text:p>
          </table:table-cell>
          <table:table-cell office:value-type="string">
            <text:p>ms</text:p>
          </table:table-cell>
          <table:table-cell office:value-type="string">
            <text:p>muscovite</text:p>
          </table:table-cell>
          <table:table-cell office:value-type="string">
            <text:p>KAl3Si3O10(OH)2</text:p>
          </table:table-cell>
          <table:table-cell office:value-type="float" office:value="398.31">
            <text:p>398.31</text:p>
          </table:table-cell>
          <table:table-cell office:value-type="float" office:value="2828">
            <text:p>2828</text:p>
          </table:table-cell>
          <table:table-cell office:value-type="string">
            <text:p>Hacker et al. [JGR, 2003]</text:p>
          </table:table-cell>
          <table:table-cell office:value-type="float" office:value="3.537">
            <text:p>3.5370</text:p>
          </table:table-cell>
          <table:table-cell table:number-columns-repeated="2" office:value-type="float" office:value="0">
            <text:p>0.0000</text:p>
          </table:table-cell>
          <table:table-cell office:value-type="string">
            <text:p>Fei [AGU Handbook, 1995]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.0000</text:p>
          </table:table-cell>
          <table:table-cell table:style-name="ce4" office:value-type="string">
            <text:p>Comodi &amp; Zanazzi [Phys. Chem. Minerals., 1995]</text:p>
          </table:table-cell>
          <table:table-cell office:value-type="float" office:value="0.5">
            <text:p>0.5</text:p>
          </table:table-cell>
          <table:table-cell office:value-type="string">
            <text:p>Hacker et al. [JGR, 2003]</text:p>
          </table:table-cell>
          <table:table-cell office:value-type="float" office:value="7.42">
            <text:p>7.42</text:p>
          </table:table-cell>
          <table:table-cell office:value-type="string">
            <text:p>Hacker et al. [JGR, 2003]</text:p>
          </table:table-cell>
          <table:table-cell office:value-type="float" office:value="1.668">
            <text:p>1.6680</text:p>
          </table:table-cell>
          <table:table-cell office:value-type="float" office:value="-10.994">
            <text:p>-10.9940</text:p>
          </table:table-cell>
          <table:table-cell office:value-type="float" office:value="-36.79">
            <text:p>-36.7900</text:p>
          </table:table-cell>
          <table:table-cell office:value-type="float" office:value="5.0614">
            <text:p>5.0614</text:p>
          </table:table-cell>
          <table:table-cell office:value-type="string">
            <text:p>reformulated from Holland and Powell [J. Metamorph. Petrol., 1998]</text:p>
          </table:table-cell>
          <table:table-cell/>
          <table:table-cell office:value-type="string">
            <text:p>ep</text:p>
          </table:table-cell>
          <table:table-cell office:value-type="string">
            <text:p>epidote</text:p>
          </table:table-cell>
          <table:table-cell table:number-columns-repeated="2" office:value-type="float" office:value="11">
            <text:p>11</text:p>
          </table:table-cell>
          <table:table-cell office:value-type="float" office:value="3.08">
            <text:p>3.0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(10 samples) Horai &amp; Simmons [1969], Horai [1971], Diment &amp; Pratt [1988]</text:p>
          </table:table-cell>
          <table:table-cell office:value-type="float" office:value="0.5">
            <text:p>0.5</text:p>
          </table:table-cell>
          <table:table-cell office:value-type="string">
            <text:p>*estimated</text:p>
          </table:table-cell>
          <table:table-cell table:style-name="ce3" office:value-type="float" office:value="0">
            <text:p>0.0000</text:p>
          </table:table-cell>
          <table:table-cell table:number-columns-repeated="3" office:value-type="float" office:value="0">
            <text:p>0.0000E+0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musc</text:p>
          </table:table-cell>
          <table:table-cell office:value-type="string">
            <text:p>muscovite</text:p>
          </table:table-cell>
          <table:table-cell office:value-type="string">
            <text:p>pg</text:p>
          </table:table-cell>
          <table:table-cell office:value-type="string">
            <text:p>paragonite</text:p>
          </table:table-cell>
          <table:table-cell office:value-type="string">
            <text:p>NaAl3Si3O10(OH)2</text:p>
          </table:table-cell>
          <table:table-cell office:value-type="float" office:value="382.2">
            <text:p>382.20</text:p>
          </table:table-cell>
          <table:table-cell office:value-type="float" office:value="2780">
            <text:p>2780</text:p>
          </table:table-cell>
          <table:table-cell office:value-type="string">
            <text:p>Hacker et al. [JGR, 2003]</text:p>
          </table:table-cell>
          <table:table-cell office:value-type="float" office:value="3.537">
            <text:p>3.5370</text:p>
          </table:table-cell>
          <table:table-cell table:number-columns-repeated="2" office:value-type="float" office:value="0">
            <text:p>0.0000</text:p>
          </table:table-cell>
          <table:table-cell office:value-type="string">
            <text:p>Fei [AGU Handbook, 1995]</text:p>
          </table:table-cell>
          <table:table-cell office:value-type="float" office:value="60">
            <text:p>60</text:p>
          </table:table-cell>
          <table:table-cell office:value-type="float" office:value="2.9">
            <text:p>2.9</text:p>
          </table:table-cell>
          <table:table-cell table:number-columns-repeated="2" office:value-type="float" office:value="0">
            <text:p>0.0000</text:p>
          </table:table-cell>
          <table:table-cell table:style-name="ce4" office:value-type="string">
            <text:p>Comodi &amp; Zanazzi [Phys. Chem. Minerals, 1997]</text:p>
          </table:table-cell>
          <table:table-cell office:value-type="float" office:value="0.5">
            <text:p>0.5</text:p>
          </table:table-cell>
          <table:table-cell/>
          <table:table-cell office:value-type="float" office:value="3.4">
            <text:p>3.4</text:p>
          </table:table-cell>
          <table:table-cell office:value-type="string">
            <text:p>*estimated</text:p>
          </table:table-cell>
          <table:table-cell office:value-type="float" office:value="1.7178">
            <text:p>1.7178</text:p>
          </table:table-cell>
          <table:table-cell office:value-type="float" office:value="-10.497">
            <text:p>-10.4970</text:p>
          </table:table-cell>
          <table:table-cell office:value-type="float" office:value="-51.422">
            <text:p>-51.4220</text:p>
          </table:table-cell>
          <table:table-cell office:value-type="float" office:value="8.396">
            <text:p>8.3960</text:p>
          </table:table-cell>
          <table:table-cell office:value-type="string">
            <text:p>reformulated from Holland and Powell [J. Metamorph. Petrol., 1998]</text:p>
          </table:table-cell>
          <table:table-cell/>
          <table:table-cell office:value-type="string">
            <text:p>chl</text:p>
          </table:table-cell>
          <table:table-cell office:value-type="string">
            <text:p>*chlorite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4.35">
            <text:p>4.3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f(clin) Diment &amp; Pratt [1988]</text:p>
          </table:table-cell>
          <table:table-cell office:value-type="float" office:value="0.93">
            <text:p>0.93</text:p>
          </table:table-cell>
          <table:table-cell office:value-type="string">
            <text:p>*red book estimated from muscovite</text:p>
          </table:table-cell>
          <table:table-cell table:style-name="ce3" office:value-type="float" office:value="0.2226">
            <text:p>0.2226</text:p>
          </table:table-cell>
          <table:table-cell office:value-type="float" office:value="-0.0015">
            <text:p>-1.5000E-03</text:p>
          </table:table-cell>
          <table:table-cell office:value-type="float" office:value="0.0000030404">
            <text:p>3.0404E-06</text:p>
          </table:table-cell>
          <table:table-cell office:value-type="float" office:value="-0.000000001645">
            <text:p>-1.6450E-09</text:p>
          </table:table-cell>
          <table:table-cell office:value-type="string">
            <text:p>*red book estimated from muscovite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bt</text:p>
          </table:table-cell>
          <table:table-cell office:value-type="string">
            <text:p>biotite</text:p>
          </table:table-cell>
          <table:table-cell office:value-type="string">
            <text:p>ann</text:p>
          </table:table-cell>
          <table:table-cell office:value-type="string">
            <text:p>annite</text:p>
          </table:table-cell>
          <table:table-cell office:value-type="string">
            <text:p>KFe3AlSi3O10(FOH)2</text:p>
          </table:table-cell>
          <table:table-cell office:value-type="float" office:value="511.89">
            <text:p>511.89</text:p>
          </table:table-cell>
          <table:table-cell office:value-type="float" office:value="3317">
            <text:p>3317</text:p>
          </table:table-cell>
          <table:table-cell office:value-type="string">
            <text:p>Hacker et al. [JGR, 2003]</text:p>
          </table:table-cell>
          <table:table-cell office:value-type="float" office:value="3.7">
            <text:p>3.7000</text:p>
          </table:table-cell>
          <table:table-cell table:number-columns-repeated="2" office:value-type="float" office:value="0">
            <text:p>0.0000</text:p>
          </table:table-cell>
          <table:table-cell office:value-type="string">
            <text:p>Comodi &amp; Zanazzi [Phys. Chem. Minerals., 1995]</text:p>
          </table:table-cell>
          <table:table-cell office:value-type="float" office:value="49">
            <text:p>49</text:p>
          </table:table-cell>
          <table:table-cell office:value-type="float" office:value="8.1">
            <text:p>8.1</text:p>
          </table:table-cell>
          <table:table-cell office:value-type="float" office:value="-0.5047">
            <text:p>-0.5047</text:p>
          </table:table-cell>
          <table:table-cell office:value-type="float" office:value="0">
            <text:p>0.0000</text:p>
          </table:table-cell>
          <table:table-cell table:style-name="ce4" office:value-type="string">
            <text:p>Comodi &amp; Zanazzi [Phys. Chem. Minerals., 1995]</text:p>
          </table:table-cell>
          <table:table-cell office:value-type="float" office:value="0.6">
            <text:p>0.6</text:p>
          </table:table-cell>
          <table:table-cell office:value-type="string">
            <text:p>Hacker et al. [JGR, 2003]</text:p>
          </table:table-cell>
          <table:table-cell office:value-type="float" office:value="4.55">
            <text:p>4.55</text:p>
          </table:table-cell>
          <table:table-cell office:value-type="string">
            <text:p>Hacker et al. [JGR, 2003]</text:p>
          </table:table-cell>
          <table:table-cell office:value-type="float" office:value="1.2777">
            <text:p>1.2777</text:p>
          </table:table-cell>
          <table:table-cell office:value-type="float" office:value="-5.661">
            <text:p>-5.6610</text:p>
          </table:table-cell>
          <table:table-cell office:value-type="float" office:value="-42.813">
            <text:p>-42.8130</text:p>
          </table:table-cell>
          <table:table-cell office:value-type="float" office:value="6.9201">
            <text:p>6.9201</text:p>
          </table:table-cell>
          <table:table-cell office:value-type="string">
            <text:p>reformulated from Holland and Powell [J. Metamorph. Petrol., 1998]</text:p>
          </table:table-cell>
          <table:table-cell/>
          <table:table-cell office:value-type="string">
            <text:p>amph</text:p>
          </table:table-cell>
          <table:table-cell office:value-type="string">
            <text:p>^amphibole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style-name="ce5" office:value-type="string">
            <text:p>Xhbl: 2.6485</text:p>
          </table:table-cell>
          <table:table-cell table:style-name="ce5" office:value-type="string">
            <text:p>Xtr: 4.0654</text:p>
          </table:table-cell>
          <table:table-cell table:style-name="ce5" office:value-type="string">
            <text:p>Xfact: 3.7834</text:p>
          </table:table-cell>
          <table:table-cell table:style-name="ce5" office:value-type="string">
            <text:p>Xparg: 1.7066</text:p>
          </table:table-cell>
          <table:table-cell table:style-name="ce7" office:value-type="string">
            <text:p>Horai [1970], Horai &amp; Simmons [1968], and Diment &amp; Pratt [1988]</text:p>
          </table:table-cell>
          <table:table-cell office:value-type="float" office:value="0.5">
            <text:p>0.5</text:p>
          </table:table-cell>
          <table:table-cell office:value-type="string">
            <text:p>*estimated</text:p>
          </table:table-cell>
          <table:table-cell table:style-name="ce3" office:value-type="float" office:value="0">
            <text:p>0.0000</text:p>
          </table:table-cell>
          <table:table-cell table:number-columns-repeated="3" office:value-type="float" office:value="0">
            <text:p>0.0000E+0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bt</text:p>
          </table:table-cell>
          <table:table-cell office:value-type="string">
            <text:p>biotite</text:p>
          </table:table-cell>
          <table:table-cell office:value-type="string">
            <text:p>phlog</text:p>
          </table:table-cell>
          <table:table-cell office:value-type="string">
            <text:p>phlogopite</text:p>
          </table:table-cell>
          <table:table-cell office:value-type="string">
            <text:p>KMg3AlSi3O10(FOH)2</text:p>
          </table:table-cell>
          <table:table-cell office:value-type="float" office:value="417.29">
            <text:p>417.29</text:p>
          </table:table-cell>
          <table:table-cell office:value-type="float" office:value="2788">
            <text:p>2788</text:p>
          </table:table-cell>
          <table:table-cell office:value-type="string">
            <text:p>Hacker et al. [JGR, 2003]</text:p>
          </table:table-cell>
          <table:table-cell office:value-type="float" office:value="5.8">
            <text:p>5.8000</text:p>
          </table:table-cell>
          <table:table-cell table:number-columns-repeated="2" office:value-type="float" office:value="0">
            <text:p>0.0000</text:p>
          </table:table-cell>
          <table:table-cell office:value-type="string">
            <text:p>reformulated from Holland and Powell [J. Metamorph. Petrol., 1998]</text:p>
          </table:table-cell>
          <table:table-cell office:value-type="float" office:value="54">
            <text:p>54</text:p>
          </table:table-cell>
          <table:table-cell office:value-type="float" office:value="7.8">
            <text:p>7.8</text:p>
          </table:table-cell>
          <table:table-cell office:value-type="float" office:value="-0.5953">
            <text:p>-0.5953</text:p>
          </table:table-cell>
          <table:table-cell office:value-type="float" office:value="0">
            <text:p>0.0000</text:p>
          </table:table-cell>
          <table:table-cell table:style-name="ce4" office:value-type="string">
            <text:p>Comodi &amp; Zanazzi [Phys. Chem. Minerals., 1995]</text:p>
          </table:table-cell>
          <table:table-cell office:value-type="float" office:value="0.6">
            <text:p>0.6</text:p>
          </table:table-cell>
          <table:table-cell office:value-type="string">
            <text:p>Hacker et al. [JGR, 2003]</text:p>
          </table:table-cell>
          <table:table-cell office:value-type="float" office:value="4.55">
            <text:p>4.55</text:p>
          </table:table-cell>
          <table:table-cell office:value-type="string">
            <text:p>Hacker et al. [JGR, 2003]</text:p>
          </table:table-cell>
          <table:table-cell office:value-type="float" office:value="1.4354">
            <text:p>1.4354</text:p>
          </table:table-cell>
          <table:table-cell office:value-type="float" office:value="-4.0508">
            <text:p>-4.0508</text:p>
          </table:table-cell>
          <table:table-cell office:value-type="float" office:value="-61.28">
            <text:p>-61.2800</text:p>
          </table:table-cell>
          <table:table-cell office:value-type="float" office:value="8.995">
            <text:p>8.9950</text:p>
          </table:table-cell>
          <table:table-cell office:value-type="string">
            <text:p>reformulated from Holland and Powell [J. Metamorph. Petrol., 1998]</text:p>
          </table:table-cell>
          <table:table-cell/>
          <table:table-cell office:value-type="string">
            <text:p>cpx</text:p>
          </table:table-cell>
          <table:table-cell office:value-type="string">
            <text:p>*clinopyroxene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4.25">
            <text:p>4.2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f(di) Horai [1970], Harrell [2002]</text:p>
          </table:table-cell>
          <table:table-cell office:value-type="float" office:value="0.54">
            <text:p>0.54</text:p>
          </table:table-cell>
          <table:table-cell office:value-type="string">
            <text:p>*estimated from Hofmeister &amp; Pertermann [2007]</text:p>
          </table:table-cell>
          <table:table-cell table:style-name="ce3" office:value-type="float" office:value="0.07285">
            <text:p>0.0729</text:p>
          </table:table-cell>
          <table:table-cell office:value-type="float" office:value="-0.00064079">
            <text:p>-6.4079E-04</text:p>
          </table:table-cell>
          <table:table-cell office:value-type="float" office:value="0.000001352">
            <text:p>1.3520E-06</text:p>
          </table:table-cell>
          <table:table-cell office:value-type="float" office:value="-0.00000000033319">
            <text:p>-3.3319E-10</text:p>
          </table:table-cell>
          <table:table-cell office:value-type="string">
            <text:p>*estmated from Harrell [2002] (data from Katsura [1995])</text:p>
          </table:table-cell>
          <table:table-cell table:number-columns-repeated="2"/>
          <table:table-cell table:style-name="ce8"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ep</text:p>
          </table:table-cell>
          <table:table-cell office:value-type="string">
            <text:p>epidote</text:p>
          </table:table-cell>
          <table:table-cell office:value-type="string">
            <text:p>ep</text:p>
          </table:table-cell>
          <table:table-cell office:value-type="string">
            <text:p>Fe-epidote</text:p>
          </table:table-cell>
          <table:table-cell office:value-type="string">
            <text:p>Ca2FeAl2Si3O12(OH)</text:p>
          </table:table-cell>
          <table:table-cell office:value-type="float" office:value="512.09">
            <text:p>512.09</text:p>
          </table:table-cell>
          <table:table-cell office:value-type="float" office:value="3498">
            <text:p>3498</text:p>
          </table:table-cell>
          <table:table-cell office:value-type="string">
            <text:p>Hacker et al. [JGR, 2003]</text:p>
          </table:table-cell>
          <table:table-cell office:value-type="float" office:value="5.1">
            <text:p>5.1000</text:p>
          </table:table-cell>
          <table:table-cell table:number-columns-repeated="2" office:value-type="float" office:value="0">
            <text:p>0.0000</text:p>
          </table:table-cell>
          <table:table-cell office:value-type="string">
            <text:p>reformulated from Holland and Powell [J. Metamorph. Petrol., 1998]</text:p>
          </table:table-cell>
          <table:table-cell office:value-type="float" office:value="162">
            <text:p>16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.0000</text:p>
          </table:table-cell>
          <table:table-cell office:value-type="string">
            <text:p>Hacker et al. [JGR, 2003]</text:p>
          </table:table-cell>
          <table:table-cell office:value-type="float" office:value="1.1">
            <text:p>1.1</text:p>
          </table:table-cell>
          <table:table-cell office:value-type="string">
            <text:p>Hacker et al. [JGR, 2003]</text:p>
          </table:table-cell>
          <table:table-cell office:value-type="float" office:value="5.11">
            <text:p>5.11</text:p>
          </table:table-cell>
          <table:table-cell office:value-type="string">
            <text:p>Hacker et al. [JGR, 2003]</text:p>
          </table:table-cell>
          <table:table-cell office:value-type="float" office:value="1.3009">
            <text:p>1.3009</text:p>
          </table:table-cell>
          <table:table-cell office:value-type="float" office:value="-7.6344">
            <text:p>-7.6344</text:p>
          </table:table-cell>
          <table:table-cell office:value-type="float" office:value="8.5799">
            <text:p>8.5799</text:p>
          </table:table-cell>
          <table:table-cell office:value-type="float" office:value="-6.2503">
            <text:p>-6.2503</text:p>
          </table:table-cell>
          <table:table-cell office:value-type="string">
            <text:p>reformulated from Holland and Powell [J. Metamorph. Petrol., 1998]</text:p>
          </table:table-cell>
          <table:table-cell/>
          <table:table-cell office:value-type="string">
            <text:p>wo</text:p>
          </table:table-cell>
          <table:table-cell office:value-type="string">
            <text:p>wollastonite</text:p>
          </table:table-cell>
          <table:table-cell table:number-columns-repeated="2" office:value-type="float" office:value="21">
            <text:p>21</text:p>
          </table:table-cell>
          <table:table-cell office:value-type="float" office:value="4.03">
            <text:p>4.0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(1 sample) Horai &amp; Simmons [1969]</text:p>
          </table:table-cell>
          <table:table-cell office:value-type="float" office:value="0.5">
            <text:p>0.5</text:p>
          </table:table-cell>
          <table:table-cell office:value-type="string">
            <text:p>*estimated</text:p>
          </table:table-cell>
          <table:table-cell table:style-name="ce3" office:value-type="float" office:value="0.07285">
            <text:p>0.0729</text:p>
          </table:table-cell>
          <table:table-cell office:value-type="float" office:value="-0.00064079">
            <text:p>-6.4079E-04</text:p>
          </table:table-cell>
          <table:table-cell office:value-type="float" office:value="0.000001352">
            <text:p>1.3520E-06</text:p>
          </table:table-cell>
          <table:table-cell office:value-type="float" office:value="-0.00000000033319">
            <text:p>-3.3319E-10</text:p>
          </table:table-cell>
          <table:table-cell office:value-type="string">
            <text:p>*estmated from Harrell [2002] (data from Katsura [1995])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chl</text:p>
          </table:table-cell>
          <table:table-cell office:value-type="string">
            <text:p>chlorite</text:p>
          </table:table-cell>
          <table:table-cell office:value-type="string">
            <text:p>clin</text:p>
          </table:table-cell>
          <table:table-cell office:value-type="string">
            <text:p>clinochlore</text:p>
          </table:table-cell>
          <table:table-cell office:value-type="string">
            <text:p>Mg5Al(AlSi3)O10(OH)8</text:p>
          </table:table-cell>
          <table:table-cell office:value-type="float" office:value="555.83">
            <text:p>555.83</text:p>
          </table:table-cell>
          <table:table-cell office:value-type="float" office:value="2635">
            <text:p>2635</text:p>
          </table:table-cell>
          <table:table-cell office:value-type="string">
            <text:p>Hacker et al. [JGR, 2003]</text:p>
          </table:table-cell>
          <table:table-cell office:value-type="float" office:value="2.5">
            <text:p>2.5000</text:p>
          </table:table-cell>
          <table:table-cell table:number-columns-repeated="2" office:value-type="float" office:value="0">
            <text:p>0.0000</text:p>
          </table:table-cell>
          <table:table-cell office:value-type="string">
            <text:p>average of Pawley et al. [Am. Mineral., 2002] and Welch and Crichton [Eur. J. Mineral., 2002]</text:p>
          </table:table-cell>
          <table:table-cell office:value-type="float" office:value="85">
            <text:p>85</text:p>
          </table:table-cell>
          <table:table-cell office:value-type="float" office:value="3.3">
            <text:p>3.3</text:p>
          </table:table-cell>
          <table:table-cell office:value-type="float" office:value="0">
            <text:p>0.0000</text:p>
          </table:table-cell>
          <table:table-cell office:value-type="float" office:value="-0.013">
            <text:p>-0.0130</text:p>
          </table:table-cell>
          <table:table-cell table:style-name="ce4" office:value-type="string">
            <text:p>average of Pawley et al. [Am. Mineral., 2002] and Welch and Crichton [Eur. J. Mineral., 2002]</text:p>
          </table:table-cell>
          <table:table-cell office:value-type="float" office:value="0.3">
            <text:p>0.3</text:p>
          </table:table-cell>
          <table:table-cell table:style-name="ce4" office:value-type="string">
            <text:p>average of Pawley et al. [Am. Mineral., 2002] and Welch et al. [Eur. J. Mineral., 2002]</text:p>
          </table:table-cell>
          <table:table-cell office:value-type="float" office:value="4.3">
            <text:p>4.3</text:p>
          </table:table-cell>
          <table:table-cell table:style-name="ce4" office:value-type="string">
            <text:p>average of Pawley et al. [Am. Mineral., 2002] and Welch and Crichton [Eur. J. Mineral., 2002]</text:p>
          </table:table-cell>
          <table:table-cell office:value-type="float" office:value="2.1726">
            <text:p>2.1726</text:p>
          </table:table-cell>
          <table:table-cell office:value-type="float" office:value="-19.739">
            <text:p>-19.7390</text:p>
          </table:table-cell>
          <table:table-cell office:value-type="float" office:value="-2.9739">
            <text:p>-2.9739</text:p>
          </table:table-cell>
          <table:table-cell office:value-type="float" office:value="-1.7267">
            <text:p>-1.7267</text:p>
          </table:table-cell>
          <table:table-cell office:value-type="string">
            <text:p>reformulated from Holland and Powell [J. Metamorph. Petrol., 1998]</text:p>
          </table:table-cell>
          <table:table-cell/>
          <table:table-cell office:value-type="string">
            <text:p>opx</text:p>
          </table:table-cell>
          <table:table-cell office:value-type="string">
            <text:p>*orthopyroxene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3.37">
            <text:p>3.3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f(en) Horai [1970] and Harrell [2002]</text:p>
          </table:table-cell>
          <table:table-cell office:value-type="float" office:value="0.3">
            <text:p>0.3</text:p>
          </table:table-cell>
          <table:table-cell office:value-type="string">
            <text:p>*estimated from Harrell [2002]</text:p>
          </table:table-cell>
          <table:table-cell table:style-name="ce3" office:value-type="float" office:value="0.07285">
            <text:p>0.0729</text:p>
          </table:table-cell>
          <table:table-cell office:value-type="float" office:value="-0.00064079">
            <text:p>-6.4079E-04</text:p>
          </table:table-cell>
          <table:table-cell office:value-type="float" office:value="0.000001352">
            <text:p>1.3520E-06</text:p>
          </table:table-cell>
          <table:table-cell office:value-type="float" office:value="-0.00000000033319">
            <text:p>-3.3319E-10</text:p>
          </table:table-cell>
          <table:table-cell office:value-type="string">
            <text:p>*estmated from Harrell [2002] (data from Katsura [1995])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hl</text:p>
          </table:table-cell>
          <table:table-cell office:value-type="string">
            <text:p>chlorite</text:p>
          </table:table-cell>
          <table:table-cell office:value-type="string">
            <text:p>daph</text:p>
          </table:table-cell>
          <table:table-cell office:value-type="string">
            <text:p>daphnite</text:p>
          </table:table-cell>
          <table:table-cell office:value-type="string">
            <text:p>Fe5Al(AlSi3)O10(OH)8</text:p>
          </table:table-cell>
          <table:table-cell office:value-type="float" office:value="713.51">
            <text:p>713.51</text:p>
          </table:table-cell>
          <table:table-cell office:value-type="float" office:value="3343">
            <text:p>3343</text:p>
          </table:table-cell>
          <table:table-cell office:value-type="string">
            <text:p>Hacker et al. [JGR, 2003]</text:p>
          </table:table-cell>
          <table:table-cell office:value-type="float" office:value="2.5">
            <text:p>2.5000</text:p>
          </table:table-cell>
          <table:table-cell table:number-columns-repeated="2" office:value-type="float" office:value="0">
            <text:p>0.0000</text:p>
          </table:table-cell>
          <table:table-cell office:value-type="string">
            <text:p>estimated from clinochore</text:p>
          </table:table-cell>
          <table:table-cell office:value-type="float" office:value="86.9">
            <text:p>86.9</text:p>
          </table:table-cell>
          <table:table-cell office:value-type="float" office:value="4">
            <text:p>4</text:p>
          </table:table-cell>
          <table:table-cell office:value-type="float" office:value="0">
            <text:p>0.0000</text:p>
          </table:table-cell>
          <table:table-cell office:value-type="float" office:value="-0.013">
            <text:p>-0.0130</text:p>
          </table:table-cell>
          <table:table-cell table:style-name="ce4" office:value-type="string">
            <text:p>average of Pawley et al. [Am. Mineral., 2002] and Welch and Crichton [Eur. J. Mineral., 2002]</text:p>
          </table:table-cell>
          <table:table-cell office:value-type="float" office:value="0.3">
            <text:p>0.3</text:p>
          </table:table-cell>
          <table:table-cell table:style-name="ce4" office:value-type="string">
            <text:p>average of Pawley et al. [Am. Mineral., 2002] and Welch et al. [Eur. J. Mineral., 2002]</text:p>
          </table:table-cell>
          <table:table-cell office:value-type="float" office:value="4.3">
            <text:p>4.3</text:p>
          </table:table-cell>
          <table:table-cell table:style-name="ce4" office:value-type="string">
            <text:p>estimated from clinochore</text:p>
          </table:table-cell>
          <table:table-cell office:value-type="float" office:value="1.8204">
            <text:p>1.8204</text:p>
          </table:table-cell>
          <table:table-cell office:value-type="float" office:value="-18.175">
            <text:p>-18.1750</text:p>
          </table:table-cell>
          <table:table-cell office:value-type="float" office:value="6.0436">
            <text:p>6.0436</text:p>
          </table:table-cell>
          <table:table-cell office:value-type="float" office:value="-1.8045">
            <text:p>-1.8045</text:p>
          </table:table-cell>
          <table:table-cell office:value-type="string">
            <text:p>reformulated from Holland and Powell [J. Metamorph. Petrol., 1998]</text:p>
          </table:table-cell>
          <table:table-cell/>
          <table:table-cell office:value-type="string">
            <text:p>ol</text:p>
          </table:table-cell>
          <table:table-cell office:value-type="string">
            <text:p>olivine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.0914">
            <text:p>3.09</text:p>
          </table:table-cell>
          <table:table-cell office:value-type="float" office:value="-1.1724">
            <text:p>-1.17</text:p>
          </table:table-cell>
          <table:table-cell office:value-type="float" office:value="3.3489">
            <text:p>3.35</text:p>
          </table:table-cell>
          <table:table-cell/>
          <table:table-cell office:value-type="string">
            <text:p>f(fo) Horai [1970] and Horai &amp; Simmons [1969] and Harrell [2002]</text:p>
          </table:table-cell>
          <table:table-cell office:value-type="float" office:value="0.49">
            <text:p>0.49</text:p>
          </table:table-cell>
          <table:table-cell office:value-type="string">
            <text:p>Xu et al. [2004]</text:p>
          </table:table-cell>
          <table:table-cell table:style-name="ce3" office:value-type="float" office:value="0.07285">
            <text:p>0.0729</text:p>
          </table:table-cell>
          <table:table-cell office:value-type="float" office:value="-0.00064079">
            <text:p>-6.4079E-04</text:p>
          </table:table-cell>
          <table:table-cell office:value-type="float" office:value="0.000001352">
            <text:p>1.3520E-06</text:p>
          </table:table-cell>
          <table:table-cell office:value-type="float" office:value="-0.00000000033319">
            <text:p>-3.3319E-10</text:p>
          </table:table-cell>
          <table:table-cell office:value-type="string">
            <text:p>Harrell [2002] (data from Katsura [1995])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amph</text:p>
          </table:table-cell>
          <table:table-cell office:value-type="string">
            <text:p>amphibole</text:p>
          </table:table-cell>
          <table:table-cell office:value-type="string">
            <text:p>hbl</text:p>
          </table:table-cell>
          <table:table-cell office:value-type="string">
            <text:p>hornblende</text:p>
          </table:table-cell>
          <table:table-cell office:value-type="string">
            <text:p>Ca2(MgFeAl)5(AlSi)8O22(OH)2</text:p>
          </table:table-cell>
          <table:table-cell office:value-type="float" office:value="864.7">
            <text:p>864.70</text:p>
          </table:table-cell>
          <table:table-cell office:value-type="float" office:value="3248">
            <text:p>3248</text:p>
          </table:table-cell>
          <table:table-cell office:value-type="string">
            <text:p>Hacker et al. [JGR, 2003]</text:p>
          </table:table-cell>
          <table:table-cell office:value-type="float" office:value="2.075">
            <text:p>2.0750</text:p>
          </table:table-cell>
          <table:table-cell office:value-type="float" office:value="1.027">
            <text:p>1.0270</text:p>
          </table:table-cell>
          <table:table-cell office:value-type="float" office:value="0">
            <text:p>0.0000</text:p>
          </table:table-cell>
          <table:table-cell office:value-type="string">
            <text:p>Fei [AGU Handbook, 1995]</text:p>
          </table:table-cell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.0000</text:p>
          </table:table-cell>
          <table:table-cell office:value-type="string">
            <text:p>Hacker et al. [JGR, 2003]</text:p>
          </table:table-cell>
          <table:table-cell office:value-type="float" office:value="1.1">
            <text:p>1.1</text:p>
          </table:table-cell>
          <table:table-cell/>
          <table:table-cell office:value-type="float" office:value="5.1">
            <text:p>5.1</text:p>
          </table:table-cell>
          <table:table-cell/>
          <table:table-cell office:value-type="float" office:value="1.6559">
            <text:p>1.6559</text:p>
          </table:table-cell>
          <table:table-cell office:value-type="float" office:value="-13.126">
            <text:p>-13.1260</text:p>
          </table:table-cell>
          <table:table-cell office:value-type="float" office:value="1.5163">
            <text:p>1.5163</text:p>
          </table:table-cell>
          <table:table-cell office:value-type="float" office:value="-2.6059">
            <text:p>-2.6059</text:p>
          </table:table-cell>
          <table:table-cell office:value-type="string">
            <text:p>reformulated from Holland and Powell [J. Metamorph. Petrol., 1998]</text:p>
          </table:table-cell>
          <table:table-cell/>
          <table:table-cell office:value-type="string">
            <text:p>sp</text:p>
          </table:table-cell>
          <table:table-cell office:value-type="string">
            <text:p>+spinel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11.94">
            <text:p>11.94</text:p>
          </table:table-cell>
          <table:table-cell office:value-type="float" office:value="5.47">
            <text:p>5.47</text:p>
          </table:table-cell>
          <table:table-cell office:value-type="float" office:value="8.71">
            <text:p>8.71</text:p>
          </table:table-cell>
          <table:table-cell/>
          <table:table-cell office:value-type="string">
            <text:p>f(sp) Clauser &amp; Hunges [1995], hercynite estimated</text:p>
          </table:table-cell>
          <table:table-cell office:value-type="float" office:value="1.24">
            <text:p>1.24</text:p>
          </table:table-cell>
          <table:table-cell office:value-type="string">
            <text:p>*estimated from Clauser &amp; Hunges [1995]</text:p>
          </table:table-cell>
          <table:table-cell table:style-name="ce3" office:value-type="float" office:value="0">
            <text:p>0.0000</text:p>
          </table:table-cell>
          <table:table-cell table:number-columns-repeated="3" office:value-type="float" office:value="0">
            <text:p>0.0000E+00</text:p>
          </table:table-cell>
          <table:table-cell office:value-type="string">
            <text:p>near 0, T. Shankland [pers. comm.]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amph</text:p>
          </table:table-cell>
          <table:table-cell office:value-type="string">
            <text:p>amphibole</text:p>
          </table:table-cell>
          <table:table-cell office:value-type="string">
            <text:p>tr</text:p>
          </table:table-cell>
          <table:table-cell office:value-type="string">
            <text:p>tremolite</text:p>
          </table:table-cell>
          <table:table-cell office:value-type="string">
            <text:p>Ca2Mg5Si8O22(OH)2</text:p>
          </table:table-cell>
          <table:table-cell office:value-type="float" office:value="812.41">
            <text:p>812.41</text:p>
          </table:table-cell>
          <table:table-cell office:value-type="float" office:value="2979">
            <text:p>2979</text:p>
          </table:table-cell>
          <table:table-cell office:value-type="string">
            <text:p>Hacker et al. [JGR, 2003]</text:p>
          </table:table-cell>
          <table:table-cell office:value-type="float" office:value="3.131">
            <text:p>3.1310</text:p>
          </table:table-cell>
          <table:table-cell table:number-columns-repeated="2" office:value-type="float" office:value="0">
            <text:p>0.0000</text:p>
          </table:table-cell>
          <table:table-cell office:value-type="string">
            <text:p>Fei [AGU Handbook, 1995]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.0000</text:p>
          </table:table-cell>
          <table:table-cell office:value-type="string">
            <text:p>Hacker et al. [JGR, 2003]</text:p>
          </table:table-cell>
          <table:table-cell office:value-type="float" office:value="0.74">
            <text:p>0.74</text:p>
          </table:table-cell>
          <table:table-cell/>
          <table:table-cell office:value-type="float" office:value="4.74">
            <text:p>4.74</text:p>
          </table:table-cell>
          <table:table-cell/>
          <table:table-cell office:value-type="float" office:value="1.5725">
            <text:p>1.5725</text:p>
          </table:table-cell>
          <table:table-cell office:value-type="float" office:value="-10.735">
            <text:p>-10.7350</text:p>
          </table:table-cell>
          <table:table-cell office:value-type="float" office:value="-11.307">
            <text:p>-11.3070</text:p>
          </table:table-cell>
          <table:table-cell office:value-type="float" office:value="-0.44652">
            <text:p>-0.4465</text:p>
          </table:table-cell>
          <table:table-cell office:value-type="string">
            <text:p>reformulated from Holland and Powell [J. Metamorph. Petrol., 1998]</text:p>
          </table:table-cell>
          <table:table-cell/>
          <table:table-cell office:value-type="string">
            <text:p>gt</text:p>
          </table:table-cell>
          <table:table-cell office:value-type="string">
            <text:p>~garnet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4.9661">
            <text:p>4.97</text:p>
          </table:table-cell>
          <table:table-cell office:value-type="float" office:value="-7.4162">
            <text:p>-7.42</text:p>
          </table:table-cell>
          <table:table-cell office:value-type="float" office:value="8.4495">
            <text:p>8.45</text:p>
          </table:table-cell>
          <table:table-cell/>
          <table:table-cell office:value-type="string">
            <text:p>f(py) Geisting &amp; Hofmeister [2001]</text:p>
          </table:table-cell>
          <table:table-cell office:value-type="float" office:value="0.37">
            <text:p>0.37</text:p>
          </table:table-cell>
          <table:table-cell office:value-type="string">
            <text:p>*estimated from Osaka et al. [2004]</text:p>
          </table:table-cell>
          <table:table-cell table:style-name="ce3" office:value-type="float" office:value="0">
            <text:p>0.0000</text:p>
          </table:table-cell>
          <table:table-cell table:number-columns-repeated="3" office:value-type="float" office:value="0">
            <text:p>0.0000E+00</text:p>
          </table:table-cell>
          <table:table-cell office:value-type="string">
            <text:p>near 0, T. Shankland [pers. comm.]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amph</text:p>
          </table:table-cell>
          <table:table-cell office:value-type="string">
            <text:p>amphibole</text:p>
          </table:table-cell>
          <table:table-cell office:value-type="string">
            <text:p>fact</text:p>
          </table:table-cell>
          <table:table-cell office:value-type="string">
            <text:p>ferro-actinolite</text:p>
          </table:table-cell>
          <table:table-cell office:value-type="string">
            <text:p>Ca2Fe5Si8O22(OH)2</text:p>
          </table:table-cell>
          <table:table-cell office:value-type="float" office:value="970.08">
            <text:p>970.08</text:p>
          </table:table-cell>
          <table:table-cell office:value-type="float" office:value="3430">
            <text:p>3430</text:p>
          </table:table-cell>
          <table:table-cell office:value-type="string">
            <text:p>Hacker et al. [JGR, 2003]</text:p>
          </table:table-cell>
          <table:table-cell office:value-type="float" office:value="3.131">
            <text:p>3.1310</text:p>
          </table:table-cell>
          <table:table-cell table:number-columns-repeated="2" office:value-type="float" office:value="0">
            <text:p>0.0000</text:p>
          </table:table-cell>
          <table:table-cell office:value-type="string">
            <text:p>Fei [AGU Handbook, 1995]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.0000</text:p>
          </table:table-cell>
          <table:table-cell office:value-type="string">
            <text:p>Hacker et al. [JGR, 2003]</text:p>
          </table:table-cell>
          <table:table-cell office:value-type="float" office:value="0.73">
            <text:p>0.73</text:p>
          </table:table-cell>
          <table:table-cell/>
          <table:table-cell office:value-type="float" office:value="4.73">
            <text:p>4.73</text:p>
          </table:table-cell>
          <table:table-cell/>
          <table:table-cell office:value-type="float" office:value="1.4695">
            <text:p>1.4695</text:p>
          </table:table-cell>
          <table:table-cell office:value-type="float" office:value="-12.666">
            <text:p>-12.6660</text:p>
          </table:table-cell>
          <table:table-cell office:value-type="float" office:value="9.6112">
            <text:p>9.6112</text:p>
          </table:table-cell>
          <table:table-cell office:value-type="float" office:value="-2.9282">
            <text:p>-2.9282</text:p>
          </table:table-cell>
          <table:table-cell office:value-type="string">
            <text:p>reformulated from Holland and Powell [J. Metamorph. Petrol., 1998]</text:p>
          </table:table-cell>
          <table:table-cell/>
          <table:table-cell office:value-type="string">
            <text:p>carb</text:p>
          </table:table-cell>
          <table:table-cell office:value-type="string">
            <text:p>carbonate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3.4552">
            <text:p>3.4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f(cc) Clauser &amp; Hunges [1995]</text:p>
          </table:table-cell>
          <table:table-cell office:value-type="float" office:value="0.78">
            <text:p>0.78</text:p>
          </table:table-cell>
          <table:table-cell office:value-type="string">
            <text:p>*estimated from data in Clauser &amp; Hunges [1995]</text:p>
          </table:table-cell>
          <table:table-cell table:style-name="ce3" office:value-type="float" office:value="1.5831">
            <text:p>1.5831</text:p>
          </table:table-cell>
          <table:table-cell office:value-type="float" office:value="-0.0108">
            <text:p>-1.0800E-02</text:p>
          </table:table-cell>
          <table:table-cell office:value-type="float" office:value="0.000022516">
            <text:p>2.2516E-05</text:p>
          </table:table-cell>
          <table:table-cell office:value-type="float" office:value="-0.000000013987">
            <text:p>-1.3987E-08</text:p>
          </table:table-cell>
          <table:table-cell office:value-type="string">
            <text:p>*estimated from data in Clauser &amp; Hunges [1995]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amph</text:p>
          </table:table-cell>
          <table:table-cell office:value-type="string">
            <text:p>amphibole</text:p>
          </table:table-cell>
          <table:table-cell office:value-type="string">
            <text:p>parg</text:p>
          </table:table-cell>
          <table:table-cell office:value-type="string">
            <text:p>pargasite</text:p>
          </table:table-cell>
          <table:table-cell office:value-type="string">
            <text:p>NaCa2Mg4Al(Al2Si6)O22(OH)2</text:p>
          </table:table-cell>
          <table:table-cell office:value-type="float" office:value="835.86">
            <text:p>835.86</text:p>
          </table:table-cell>
          <table:table-cell office:value-type="float" office:value="3074">
            <text:p>3074</text:p>
          </table:table-cell>
          <table:table-cell office:value-type="string">
            <text:p>Hacker et al. [JGR, 2003]</text:p>
          </table:table-cell>
          <table:table-cell office:value-type="float" office:value="3.131">
            <text:p>3.1310</text:p>
          </table:table-cell>
          <table:table-cell table:number-columns-repeated="2" office:value-type="float" office:value="0">
            <text:p>0.0000</text:p>
          </table:table-cell>
          <table:table-cell office:value-type="string">
            <text:p>Fei [AGU Handbook, 1995]</text:p>
          </table:table-cell>
          <table:table-cell office:value-type="float" office:value="91.2">
            <text:p>91.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.0000</text:p>
          </table:table-cell>
          <table:table-cell office:value-type="string">
            <text:p>Hacker et al. [JGR, 2003]</text:p>
          </table:table-cell>
          <table:table-cell office:value-type="float" office:value="0.84">
            <text:p>0.84</text:p>
          </table:table-cell>
          <table:table-cell/>
          <table:table-cell office:value-type="float" office:value="4.84">
            <text:p>4.84</text:p>
          </table:table-cell>
          <table:table-cell/>
          <table:table-cell office:value-type="float" office:value="1.6559">
            <text:p>1.6559</text:p>
          </table:table-cell>
          <table:table-cell office:value-type="float" office:value="-13.126">
            <text:p>-13.1260</text:p>
          </table:table-cell>
          <table:table-cell office:value-type="float" office:value="1.5163">
            <text:p>1.5163</text:p>
          </table:table-cell>
          <table:table-cell office:value-type="float" office:value="-2.6059">
            <text:p>-2.6059</text:p>
          </table:table-cell>
          <table:table-cell office:value-type="string">
            <text:p>reformulated from Holland and Powell [J. Metamorph. Petrol., 1998]</text:p>
          </table:table-cell>
          <table:table-cell/>
          <table:table-cell office:value-type="string">
            <text:p>als</text:p>
          </table:table-cell>
          <table:table-cell office:value-type="string">
            <text:p>aluminosilicate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string">
            <text:p>Xsill: 10.32</text:p>
          </table:table-cell>
          <table:table-cell office:value-type="string">
            <text:p>Xky: 12.87</text:p>
          </table:table-cell>
          <table:table-cell office:value-type="string">
            <text:p>Xand: 6.85</text:p>
          </table:table-cell>
          <table:table-cell/>
          <table:table-cell office:value-type="string">
            <text:p>(4, 4, 10 samples) Horai &amp; Simmons [1969], Diment &amp; Pratt [1988]</text:p>
          </table:table-cell>
          <table:table-cell office:value-type="float" office:value="1">
            <text:p>1</text:p>
          </table:table-cell>
          <table:table-cell office:value-type="string">
            <text:p>estimated from spinel</text:p>
          </table:table-cell>
          <table:table-cell table:style-name="ce3" office:value-type="float" office:value="0">
            <text:p>0.0000</text:p>
          </table:table-cell>
          <table:table-cell table:number-columns-repeated="3" office:value-type="float" office:value="0">
            <text:p>0.0000E+00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px</text:p>
          </table:table-cell>
          <table:table-cell office:value-type="string">
            <text:p>clinopyroxene</text:p>
          </table:table-cell>
          <table:table-cell office:value-type="string">
            <text:p>di</text:p>
          </table:table-cell>
          <table:table-cell office:value-type="string">
            <text:p>diopside</text:p>
          </table:table-cell>
          <table:table-cell office:value-type="string">
            <text:p>CaMgSi2O6</text:p>
          </table:table-cell>
          <table:table-cell office:value-type="float" office:value="216.56">
            <text:p>216.56</text:p>
          </table:table-cell>
          <table:table-cell office:value-type="float" office:value="3272">
            <text:p>3272</text:p>
          </table:table-cell>
          <table:table-cell office:value-type="string">
            <text:p>Hacker et al. [JGR, 2003]</text:p>
          </table:table-cell>
          <table:table-cell office:value-type="float" office:value="3.33">
            <text:p>3.3300</text:p>
          </table:table-cell>
          <table:table-cell table:number-columns-repeated="2" office:value-type="float" office:value="0">
            <text:p>0.0000</text:p>
          </table:table-cell>
          <table:table-cell office:value-type="string">
            <text:p>Fei [AGU Handbook, 1995]</text:p>
          </table:table-cell>
          <table:table-cell office:value-type="float" office:value="113">
            <text:p>113</text:p>
          </table:table-cell>
          <table:table-cell office:value-type="float" office:value="4.8">
            <text:p>4.8</text:p>
          </table:table-cell>
          <table:table-cell office:value-type="float" office:value="0">
            <text:p>0.0000</text:p>
          </table:table-cell>
          <table:table-cell office:value-type="float" office:value="-0.0205">
            <text:p>-0.0205</text:p>
          </table:table-cell>
          <table:table-cell office:value-type="string">
            <text:p>Hacker et al. [JGR, 2003]</text:p>
          </table:table-cell>
          <table:table-cell office:value-type="float" office:value="1">
            <text:p>1</text:p>
          </table:table-cell>
          <table:table-cell/>
          <table:table-cell office:value-type="float" office:value="6.04">
            <text:p>6.04</text:p>
          </table:table-cell>
          <table:table-cell/>
          <table:table-cell office:value-type="float" office:value="1.4103">
            <text:p>1.4103</text:p>
          </table:table-cell>
          <table:table-cell office:value-type="float" office:value="-7.4109">
            <text:p>-7.4109</text:p>
          </table:table-cell>
          <table:table-cell office:value-type="float" office:value="-33.09">
            <text:p>-33.0900</text:p>
          </table:table-cell>
          <table:table-cell office:value-type="float" office:value="4.2567">
            <text:p>4.2567</text:p>
          </table:table-cell>
          <table:table-cell office:value-type="string">
            <text:p>Berman &amp; Brown [Contrib. Mineral. Petrol. 1985]</text:p>
          </table:table-cell>
          <table:table-cell/>
          <table:table-cell office:value-type="string">
            <text:p>rut</text:p>
          </table:table-cell>
          <table:table-cell office:value-type="string">
            <text:p>rutile</text:p>
          </table:table-cell>
          <table:table-cell table:number-columns-repeated="2" office:value-type="float" office:value="39">
            <text:p>39</text:p>
          </table:table-cell>
          <table:table-cell office:value-type="float" office:value="4.95">
            <text:p>4.9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(4 samples) Horai &amp; Simmons [1969], Diment &amp; Pratt [1988]</text:p>
          </table:table-cell>
          <table:table-cell office:value-type="float" office:value="1.5">
            <text:p>1.5</text:p>
          </table:table-cell>
          <table:table-cell office:value-type="string">
            <text:p>estimated from quartz</text:p>
          </table:table-cell>
          <table:table-cell table:style-name="ce3" office:value-type="float" office:value="0">
            <text:p>0.0000</text:p>
          </table:table-cell>
          <table:table-cell table:number-columns-repeated="3" office:value-type="float" office:value="0">
            <text:p>0.0000E+00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cpx</text:p>
          </table:table-cell>
          <table:table-cell office:value-type="string">
            <text:p>clinopyroxene</text:p>
          </table:table-cell>
          <table:table-cell office:value-type="string">
            <text:p>hd</text:p>
          </table:table-cell>
          <table:table-cell office:value-type="string">
            <text:p>hedenbergite</text:p>
          </table:table-cell>
          <table:table-cell office:value-type="string">
            <text:p>CaFeSi2O6</text:p>
          </table:table-cell>
          <table:table-cell office:value-type="float" office:value="248.1">
            <text:p>248.10</text:p>
          </table:table-cell>
          <table:table-cell office:value-type="float" office:value="3651">
            <text:p>3651</text:p>
          </table:table-cell>
          <table:table-cell office:value-type="string">
            <text:p>Hacker et al. [JGR, 2003]</text:p>
          </table:table-cell>
          <table:table-cell office:value-type="float" office:value="2.98">
            <text:p>2.9800</text:p>
          </table:table-cell>
          <table:table-cell table:number-columns-repeated="2" office:value-type="float" office:value="0">
            <text:p>0.0000</text:p>
          </table:table-cell>
          <table:table-cell office:value-type="string">
            <text:p>Fei [AGU Handbook, 1995]</text:p>
          </table:table-cell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office:value-type="float" office:value="0">
            <text:p>0.0000</text:p>
          </table:table-cell>
          <table:table-cell office:value-type="float" office:value="-0.0205">
            <text:p>-0.0205</text:p>
          </table:table-cell>
          <table:table-cell office:value-type="string">
            <text:p>Hacker et al. [JGR, 2003]</text:p>
          </table:table-cell>
          <table:table-cell office:value-type="float" office:value="1.5">
            <text:p>1.5</text:p>
          </table:table-cell>
          <table:table-cell/>
          <table:table-cell office:value-type="float" office:value="5.21">
            <text:p>5.21</text:p>
          </table:table-cell>
          <table:table-cell/>
          <table:table-cell office:value-type="float" office:value="1.3712">
            <text:p>1.3712</text:p>
          </table:table-cell>
          <table:table-cell office:value-type="float" office:value="-10.668">
            <text:p>-10.6680</text:p>
          </table:table-cell>
          <table:table-cell office:value-type="float" office:value="-32.729">
            <text:p>-32.7290</text:p>
          </table:table-cell>
          <table:table-cell office:value-type="float" office:value="-0.0042234">
            <text:p>-0.0042</text:p>
          </table:table-cell>
          <table:table-cell office:value-type="string">
            <text:p>reformulated from Holland and Powell [J. Metamorph. Petrol., 1998]</text:p>
          </table:table-cell>
          <table:table-cell table:number-columns-repeated="13"/>
          <table:table-cell table:style-name="Default" table:number-columns-repeated="3"/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cpx</text:p>
          </table:table-cell>
          <table:table-cell office:value-type="string">
            <text:p>clinopyroxene</text:p>
          </table:table-cell>
          <table:table-cell office:value-type="string">
            <text:p>jd</text:p>
          </table:table-cell>
          <table:table-cell office:value-type="string">
            <text:p>jadite</text:p>
          </table:table-cell>
          <table:table-cell office:value-type="string">
            <text:p>NaAlSi2O6</text:p>
          </table:table-cell>
          <table:table-cell office:value-type="float" office:value="202.14">
            <text:p>202.14</text:p>
          </table:table-cell>
          <table:table-cell office:value-type="float" office:value="3346">
            <text:p>3346</text:p>
          </table:table-cell>
          <table:table-cell office:value-type="string">
            <text:p>Hacker et al. [JGR, 2003]</text:p>
          </table:table-cell>
          <table:table-cell office:value-type="float" office:value="2.47">
            <text:p>2.4700</text:p>
          </table:table-cell>
          <table:table-cell table:number-columns-repeated="2" office:value-type="float" office:value="0">
            <text:p>0.0000</text:p>
          </table:table-cell>
          <table:table-cell office:value-type="string">
            <text:p>Fei [AGU Handbook, 1995]</text:p>
          </table:table-cell>
          <table:table-cell office:value-type="float" office:value="139">
            <text:p>139</text:p>
          </table:table-cell>
          <table:table-cell office:value-type="float" office:value="5">
            <text:p>5</text:p>
          </table:table-cell>
          <table:table-cell office:value-type="float" office:value="0">
            <text:p>0.0000</text:p>
          </table:table-cell>
          <table:table-cell office:value-type="float" office:value="-0.0165">
            <text:p>-0.0165</text:p>
          </table:table-cell>
          <table:table-cell office:value-type="string">
            <text:p>Hacker et al. [JGR, 2003]</text:p>
          </table:table-cell>
          <table:table-cell office:value-type="float" office:value="1">
            <text:p>1</text:p>
          </table:table-cell>
          <table:table-cell/>
          <table:table-cell office:value-type="float" office:value="4.99">
            <text:p>4.99</text:p>
          </table:table-cell>
          <table:table-cell/>
          <table:table-cell office:value-type="float" office:value="1.54">
            <text:p>1.5400</text:p>
          </table:table-cell>
          <table:table-cell office:value-type="float" office:value="-9.9194">
            <text:p>-9.9194</text:p>
          </table:table-cell>
          <table:table-cell office:value-type="float" office:value="-26.468">
            <text:p>-26.4680</text:p>
          </table:table-cell>
          <table:table-cell office:value-type="float" office:value="3.2778">
            <text:p>3.2778</text:p>
          </table:table-cell>
          <table:table-cell office:value-type="string">
            <text:p>Berman &amp; Brown [Contrib. Mineral. Petrol. 1985]</text:p>
          </table:table-cell>
          <table:table-cell table:number-columns-repeated="12"/>
          <table:table-cell office:value-type="string">
            <text:p>other enstatite radiative estimates:</text:p>
          </table:table-cell>
          <table:table-cell table:style-name="Default" table:number-columns-repeated="3"/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wo</text:p>
          </table:table-cell>
          <table:table-cell office:value-type="string">
            <text:p>wollastonite</text:p>
          </table:table-cell>
          <table:table-cell office:value-type="string">
            <text:p>wo</text:p>
          </table:table-cell>
          <table:table-cell office:value-type="string">
            <text:p>wollastonite</text:p>
          </table:table-cell>
          <table:table-cell office:value-type="string">
            <text:p>CaSiO3</text:p>
          </table:table-cell>
          <table:table-cell office:value-type="float" office:value="116.16">
            <text:p>116.16</text:p>
          </table:table-cell>
          <table:table-cell office:value-type="float" office:value="2910">
            <text:p>2910</text:p>
          </table:table-cell>
          <table:table-cell office:value-type="string">
            <text:p>Hacker et al. [JGR, 2003]</text:p>
          </table:table-cell>
          <table:table-cell office:value-type="float" office:value="2.474">
            <text:p>2.4740</text:p>
          </table:table-cell>
          <table:table-cell office:value-type="float" office:value="1.0096">
            <text:p>1.0096</text:p>
          </table:table-cell>
          <table:table-cell office:value-type="float" office:value="0">
            <text:p>0.0000</text:p>
          </table:table-cell>
          <table:table-cell office:value-type="string">
            <text:p>Fei [AGU Handbook, 1995]</text:p>
          </table:table-cell>
          <table:table-cell office:value-type="float" office:value="107">
            <text:p>10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.0000</text:p>
          </table:table-cell>
          <table:table-cell table:style-name="ce4" office:value-type="string">
            <text:p>Usui et al. [Japan Geosci. Union Meeting, 2003]</text:p>
          </table:table-cell>
          <table:table-cell office:value-type="float" office:value="1">
            <text:p>1</text:p>
          </table:table-cell>
          <table:table-cell office:value-type="string">
            <text:p>*estimated</text:p>
          </table:table-cell>
          <table:table-cell office:value-type="float" office:value="5">
            <text:p>5</text:p>
          </table:table-cell>
          <table:table-cell office:value-type="string">
            <text:p>*estimated</text:p>
          </table:table-cell>
          <table:table-cell office:value-type="float" office:value="1.3714">
            <text:p>1.3714</text:p>
          </table:table-cell>
          <table:table-cell office:value-type="float" office:value="-9.2579">
            <text:p>-9.2579</text:p>
          </table:table-cell>
          <table:table-cell office:value-type="float" office:value="-8.3273">
            <text:p>-8.3273</text:p>
          </table:table-cell>
          <table:table-cell office:value-type="float" office:value="0.070893">
            <text:p>0.0709</text:p>
          </table:table-cell>
          <table:table-cell office:value-type="string">
            <text:p>reformulated from Holland and Powell [J. Metamorph. Petrol., 1998]</text:p>
          </table:table-cell>
          <table:table-cell table:number-columns-repeated="12"/>
          <table:table-cell table:style-name="ce3" office:value-type="float" office:value="-0.767">
            <text:p>-0.7670</text:p>
          </table:table-cell>
          <table:table-cell office:value-type="float" office:value="0.0027">
            <text:p>2.7000E-03</text:p>
          </table:table-cell>
          <table:table-cell office:value-type="float" office:value="-0.0000026384">
            <text:p>-2.6384E-06</text:p>
          </table:table-cell>
          <table:table-cell office:value-type="float" office:value="0.00000000097755">
            <text:p>9.7755E-10</text:p>
          </table:table-cell>
          <table:table-cell office:value-type="string">
            <text:p>Schatz &amp; Simmons [1972]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opx</text:p>
          </table:table-cell>
          <table:table-cell office:value-type="string">
            <text:p>orthopyroxene</text:p>
          </table:table-cell>
          <table:table-cell office:value-type="string">
            <text:p>en</text:p>
          </table:table-cell>
          <table:table-cell office:value-type="string">
            <text:p>enstatite</text:p>
          </table:table-cell>
          <table:table-cell office:value-type="string">
            <text:p>MgSiO3</text:p>
          </table:table-cell>
          <table:table-cell office:value-type="float" office:value="100.4">
            <text:p>100.40</text:p>
          </table:table-cell>
          <table:table-cell office:value-type="float" office:value="3206">
            <text:p>3206</text:p>
          </table:table-cell>
          <table:table-cell office:value-type="string">
            <text:p>Hacker et al. [JGR, 2003]</text:p>
          </table:table-cell>
          <table:table-cell office:value-type="float" office:value="2.972">
            <text:p>2.9720</text:p>
          </table:table-cell>
          <table:table-cell office:value-type="float" office:value="0.5711">
            <text:p>0.5711</text:p>
          </table:table-cell>
          <table:table-cell office:value-type="float" office:value="0">
            <text:p>0.0000</text:p>
          </table:table-cell>
          <table:table-cell office:value-type="string">
            <text:p>Jackson et al. [Eur. J. Min., 2003]</text:p>
          </table:table-cell>
          <table:table-cell office:value-type="float" office:value="105.8">
            <text:p>105.8</text:p>
          </table:table-cell>
          <table:table-cell office:value-type="float" office:value="8.5">
            <text:p>8.5</text:p>
          </table:table-cell>
          <table:table-cell office:value-type="float" office:value="-1.6">
            <text:p>-1.6000</text:p>
          </table:table-cell>
          <table:table-cell office:value-type="float" office:value="-0.037">
            <text:p>-0.0370</text:p>
          </table:table-cell>
          <table:table-cell table:style-name="ce4" office:value-type="string">
            <text:p>Angel &amp; Jackson [Am. Mineral. 2002] higher order and temperature derviative from Flesch et al. [Am. Mineral. 1998]</text:p>
          </table:table-cell>
          <table:table-cell office:value-type="float" office:value="1.01">
            <text:p>1.01</text:p>
          </table:table-cell>
          <table:table-cell table:style-name="ce4" office:value-type="string">
            <text:p>Angel &amp; Jackson [Am. Mineral. 2002] higher order and temperature derviative from Flesch et al. [Am. Mineral. 1998]</text:p>
          </table:table-cell>
          <table:table-cell office:value-type="float" office:value="9.39">
            <text:p>9.39</text:p>
          </table:table-cell>
          <table:table-cell table:style-name="ce4"/>
          <table:table-cell office:value-type="float" office:value="1.6592">
            <text:p>1.6592</text:p>
          </table:table-cell>
          <table:table-cell office:value-type="float" office:value="-11.959">
            <text:p>-11.9590</text:p>
          </table:table-cell>
          <table:table-cell office:value-type="float" office:value="-22.616">
            <text:p>-22.6160</text:p>
          </table:table-cell>
          <table:table-cell office:value-type="float" office:value="2.7805">
            <text:p>2.7805</text:p>
          </table:table-cell>
          <table:table-cell office:value-type="string">
            <text:p>Berman &amp; Aranovich [Contrib. Mineral. Petrol. 1996]</text:p>
          </table:table-cell>
          <table:table-cell table:number-columns-repeated="13"/>
          <table:table-cell table:style-name="Default" table:number-columns-repeated="3"/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opx</text:p>
          </table:table-cell>
          <table:table-cell office:value-type="string">
            <text:p>orthopyroxene</text:p>
          </table:table-cell>
          <table:table-cell office:value-type="string">
            <text:p>fs</text:p>
          </table:table-cell>
          <table:table-cell office:value-type="string">
            <text:p>ferrosillite</text:p>
          </table:table-cell>
          <table:table-cell office:value-type="string">
            <text:p>FeSiO3</text:p>
          </table:table-cell>
          <table:table-cell office:value-type="float" office:value="131.93">
            <text:p>131.93</text:p>
          </table:table-cell>
          <table:table-cell office:value-type="float" office:value="4003">
            <text:p>4003</text:p>
          </table:table-cell>
          <table:table-cell office:value-type="string">
            <text:p>Hacker et al. [JGR, 2003]</text:p>
          </table:table-cell>
          <table:table-cell office:value-type="float" office:value="2.875">
            <text:p>2.8750</text:p>
          </table:table-cell>
          <table:table-cell table:number-columns-repeated="2" office:value-type="float" office:value="0">
            <text:p>0.0000</text:p>
          </table:table-cell>
          <table:table-cell office:value-type="string">
            <text:p>average of Hugh-Jones [Am. Mineral. 1997] and Yang &amp; Ghose [Phys. Chem. Min. 1994]</text:p>
          </table:table-cell>
          <table:table-cell office:value-type="float" office:value="100">
            <text:p>100</text:p>
          </table:table-cell>
          <table:table-cell office:value-type="float" office:value="8.8">
            <text:p>8.8</text:p>
          </table:table-cell>
          <table:table-cell office:value-type="float" office:value="-1.6">
            <text:p>-1.6000</text:p>
          </table:table-cell>
          <table:table-cell office:value-type="float" office:value="-0.037">
            <text:p>-0.0370</text:p>
          </table:table-cell>
          <table:table-cell table:style-name="ce4" office:value-type="string">
            <text:p>Yang &amp; Ghose [1994]</text:p>
          </table:table-cell>
          <table:table-cell office:value-type="float" office:value="0.88">
            <text:p>0.88</text:p>
          </table:table-cell>
          <table:table-cell table:style-name="ce4" office:value-type="string">
            <text:p>Yang &amp; Ghose [1994]</text:p>
          </table:table-cell>
          <table:table-cell office:value-type="float" office:value="9.05">
            <text:p>9.05</text:p>
          </table:table-cell>
          <table:table-cell table:style-name="ce4" office:value-type="string">
            <text:p>Yang &amp; Ghose [1994]</text:p>
          </table:table-cell>
          <table:table-cell office:value-type="float" office:value="1.3204">
            <text:p>1.3204</text:p>
          </table:table-cell>
          <table:table-cell office:value-type="float" office:value="-10.559">
            <text:p>-10.5590</text:p>
          </table:table-cell>
          <table:table-cell office:value-type="float" office:value="-3.444">
            <text:p>-3.4440</text:p>
          </table:table-cell>
          <table:table-cell office:value-type="float" office:value="-0.2858">
            <text:p>-0.2858</text:p>
          </table:table-cell>
          <table:table-cell office:value-type="string">
            <text:p>Berman &amp; Aranovich [Contrib. Mineral. Petrol. 1996]</text:p>
          </table:table-cell>
          <table:table-cell table:number-columns-repeated="13"/>
          <table:table-cell table:style-name="Default" table:number-columns-repeated="3"/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ol</text:p>
          </table:table-cell>
          <table:table-cell office:value-type="string">
            <text:p>olivine</text:p>
          </table:table-cell>
          <table:table-cell office:value-type="string">
            <text:p>fo</text:p>
          </table:table-cell>
          <table:table-cell office:value-type="string">
            <text:p>forsterite</text:p>
          </table:table-cell>
          <table:table-cell office:value-type="string">
            <text:p>MgSiO4</text:p>
          </table:table-cell>
          <table:table-cell office:value-type="float" office:value="140.71">
            <text:p>140.71</text:p>
          </table:table-cell>
          <table:table-cell office:value-type="float" office:value="3222">
            <text:p>3222</text:p>
          </table:table-cell>
          <table:table-cell office:value-type="string">
            <text:p>Hacker et al. [JGR, 2003]</text:p>
          </table:table-cell>
          <table:table-cell office:value-type="float" office:value="2.854">
            <text:p>2.8540</text:p>
          </table:table-cell>
          <table:table-cell office:value-type="float" office:value="1.008">
            <text:p>1.0080</text:p>
          </table:table-cell>
          <table:table-cell office:value-type="float" office:value="-0.3842">
            <text:p>-0.3842</text:p>
          </table:table-cell>
          <table:table-cell office:value-type="string">
            <text:p>Fei [AGU Handbook, 1995]</text:p>
          </table:table-cell>
          <table:table-cell office:value-type="float" office:value="128">
            <text:p>128</text:p>
          </table:table-cell>
          <table:table-cell office:value-type="float" office:value="4.2">
            <text:p>4.2</text:p>
          </table:table-cell>
          <table:table-cell office:value-type="float" office:value="0">
            <text:p>0.0000</text:p>
          </table:table-cell>
          <table:table-cell office:value-type="float" office:value="-0.017">
            <text:p>-0.0170</text:p>
          </table:table-cell>
          <table:table-cell table:style-name="ce4" office:value-type="string">
            <text:p>Stixrude &amp; Lithgow-Bertelloni [GJI, 2005]</text:p>
          </table:table-cell>
          <table:table-cell office:value-type="float" office:value="0.99">
            <text:p>0.99</text:p>
          </table:table-cell>
          <table:table-cell table:style-name="ce4" office:value-type="string">
            <text:p>Stixrude &amp; Lithgow-Bertelloni [GJI, 2005]</text:p>
          </table:table-cell>
          <table:table-cell office:value-type="float" office:value="5.19">
            <text:p>5.19</text:p>
          </table:table-cell>
          <table:table-cell office:value-type="string">
            <text:p>*estimated</text:p>
          </table:table-cell>
          <table:table-cell office:value-type="float" office:value="1.6572">
            <text:p>1.6572</text:p>
          </table:table-cell>
          <table:table-cell office:value-type="float" office:value="-12.804">
            <text:p>-12.8040</text:p>
          </table:table-cell>
          <table:table-cell office:value-type="float" office:value="0">
            <text:p>0.0000</text:p>
          </table:table-cell>
          <table:table-cell office:value-type="float" office:value="-1.9042">
            <text:p>-1.9042</text:p>
          </table:table-cell>
          <table:table-cell office:value-type="string">
            <text:p>Berman &amp; Aranovich [Contrib. Mineral. Petrol. 1996]</text:p>
          </table:table-cell>
          <table:table-cell table:number-columns-repeated="12"/>
          <table:table-cell office:value-type="string">
            <text:p>other olivine radiative estimates:</text:p>
          </table:table-cell>
          <table:table-cell table:style-name="Default" table:number-columns-repeated="3"/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ol</text:p>
          </table:table-cell>
          <table:table-cell office:value-type="string">
            <text:p>olivine</text:p>
          </table:table-cell>
          <table:table-cell office:value-type="string">
            <text:p>fa</text:p>
          </table:table-cell>
          <table:table-cell office:value-type="string">
            <text:p>fayalite</text:p>
          </table:table-cell>
          <table:table-cell office:value-type="string">
            <text:p>FeSiO4</text:p>
          </table:table-cell>
          <table:table-cell office:value-type="float" office:value="203.78">
            <text:p>203.78</text:p>
          </table:table-cell>
          <table:table-cell office:value-type="float" office:value="4400">
            <text:p>4400</text:p>
          </table:table-cell>
          <table:table-cell office:value-type="string">
            <text:p>Hacker et al. [JGR, 2003]</text:p>
          </table:table-cell>
          <table:table-cell office:value-type="float" office:value="2.386">
            <text:p>2.3860</text:p>
          </table:table-cell>
          <table:table-cell office:value-type="float" office:value="1.153">
            <text:p>1.1530</text:p>
          </table:table-cell>
          <table:table-cell office:value-type="float" office:value="-0.0518">
            <text:p>-0.0518</text:p>
          </table:table-cell>
          <table:table-cell office:value-type="string">
            <text:p>Fei [AGU Handbook, 1995]</text:p>
          </table:table-cell>
          <table:table-cell office:value-type="float" office:value="135">
            <text:p>135</text:p>
          </table:table-cell>
          <table:table-cell office:value-type="float" office:value="4.2">
            <text:p>4.2</text:p>
          </table:table-cell>
          <table:table-cell office:value-type="float" office:value="0">
            <text:p>0.0000</text:p>
          </table:table-cell>
          <table:table-cell office:value-type="float" office:value="-0.0204">
            <text:p>-0.0204</text:p>
          </table:table-cell>
          <table:table-cell table:style-name="ce4" office:value-type="string">
            <text:p>Stixrude &amp; Lithgow-Bertelloni [GJI, 2005]</text:p>
          </table:table-cell>
          <table:table-cell office:value-type="float" office:value="1.06">
            <text:p>1.06</text:p>
          </table:table-cell>
          <table:table-cell table:style-name="ce4" office:value-type="string">
            <text:p>Stixrude &amp; Lithgow-Bertelloni [GJI, 2005]</text:p>
          </table:table-cell>
          <table:table-cell office:value-type="float" office:value="5.26">
            <text:p>5.26</text:p>
          </table:table-cell>
          <table:table-cell office:value-type="string">
            <text:p>*estimated</text:p>
          </table:table-cell>
          <table:table-cell office:value-type="float" office:value="1.2366">
            <text:p>1.2366</text:p>
          </table:table-cell>
          <table:table-cell office:value-type="float" office:value="-9.882">
            <text:p>-9.8820</text:p>
          </table:table-cell>
          <table:table-cell office:value-type="float" office:value="0">
            <text:p>0.0000</text:p>
          </table:table-cell>
          <table:table-cell office:value-type="float" office:value="-0.3052">
            <text:p>-0.3052</text:p>
          </table:table-cell>
          <table:table-cell office:value-type="string">
            <text:p>Berman &amp; Aranovich [Contrib. Mineral. Petrol. 1996]</text:p>
          </table:table-cell>
          <table:table-cell table:number-columns-repeated="12"/>
          <table:table-cell table:style-name="ce3" office:value-type="float" office:value="-0.778">
            <text:p>-0.7780</text:p>
          </table:table-cell>
          <table:table-cell office:value-type="float" office:value="0.0016">
            <text:p>1.6000E-03</text:p>
          </table:table-cell>
          <table:table-cell office:value-type="float" office:value="0.0000030973">
            <text:p>3.0973E-06</text:p>
          </table:table-cell>
          <table:table-cell office:value-type="float" office:value="-0.0000000018627">
            <text:p>-1.8627E-09</text:p>
          </table:table-cell>
          <table:table-cell office:value-type="string">
            <text:p>Shankland et al. [1979]</text:p>
          </table:table-cell>
          <table:table-cell table:number-columns-repeated="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p</text:p>
          </table:table-cell>
          <table:table-cell office:value-type="string">
            <text:p>spinel</text:p>
          </table:table-cell>
          <table:table-cell office:value-type="string">
            <text:p>sp</text:p>
          </table:table-cell>
          <table:table-cell office:value-type="string">
            <text:p>spinel</text:p>
          </table:table-cell>
          <table:table-cell office:value-type="string">
            <text:p>MgAl2O4</text:p>
          </table:table-cell>
          <table:table-cell office:value-type="float" office:value="142.27">
            <text:p>142.27</text:p>
          </table:table-cell>
          <table:table-cell office:value-type="float" office:value="3575">
            <text:p>3575</text:p>
          </table:table-cell>
          <table:table-cell office:value-type="string">
            <text:p>* 3821?</text:p>
          </table:table-cell>
          <table:table-cell office:value-type="float" office:value="1.96">
            <text:p>1.9600</text:p>
          </table:table-cell>
          <table:table-cell office:value-type="float" office:value="1.64">
            <text:p>1.6400</text:p>
          </table:table-cell>
          <table:table-cell office:value-type="float" office:value="0">
            <text:p>0.0000</text:p>
          </table:table-cell>
          <table:table-cell office:value-type="string">
            <text:p>Sueda et al. [PEPI, 2008]</text:p>
          </table:table-cell>
          <table:table-cell office:value-type="float" office:value="205">
            <text:p>205</text:p>
          </table:table-cell>
          <table:table-cell office:value-type="float" office:value="4.1">
            <text:p>4.1</text:p>
          </table:table-cell>
          <table:table-cell office:value-type="float" office:value="0">
            <text:p>0.0000</text:p>
          </table:table-cell>
          <table:table-cell office:value-type="float" office:value="-0.03">
            <text:p>-0.0300</text:p>
          </table:table-cell>
          <table:table-cell table:style-name="ce4" office:value-type="string">
            <text:p>Sueda et al. [PEPI, 2008]</text:p>
          </table:table-cell>
          <table:table-cell office:value-type="float" office:value="1.73">
            <text:p>1.73</text:p>
          </table:table-cell>
          <table:table-cell table:style-name="ce4" office:value-type="string">
            <text:p>Sueda et al. [PEPI, 2008]</text:p>
          </table:table-cell>
          <table:table-cell office:value-type="float" office:value="6.5">
            <text:p>6.5</text:p>
          </table:table-cell>
          <table:table-cell/>
          <table:table-cell office:value-type="float" office:value="1.7197">
            <text:p>1.7197</text:p>
          </table:table-cell>
          <table:table-cell office:value-type="float" office:value="-14.086">
            <text:p>-14.0860</text:p>
          </table:table-cell>
          <table:table-cell table:number-columns-repeated="2" office:value-type="float" office:value="0">
            <text:p>0.0000</text:p>
          </table:table-cell>
          <table:table-cell office:value-type="string">
            <text:p>Berman &amp; Aranovich [Contrib. Mineral. Petrol. 1996]</text:p>
          </table:table-cell>
          <table:table-cell table:number-columns-repeated="12"/>
          <table:table-cell table:style-name="ce3" office:value-type="float" office:value="0.0175">
            <text:p>0.0175</text:p>
          </table:table-cell>
          <table:table-cell office:value-type="float" office:value="-0.0001037">
            <text:p>-1.0370E-04</text:p>
          </table:table-cell>
          <table:table-cell office:value-type="float" office:value="0.0000002245">
            <text:p>2.2450E-07</text:p>
          </table:table-cell>
          <table:table-cell office:value-type="float" office:value="-0.00000000003407">
            <text:p>-3.4070E-11</text:p>
          </table:table-cell>
          <table:table-cell office:value-type="string">
            <text:p>Hofmeister [1999] erroneous? <text:s/>actually fit to 1e6*diffusivity of Katsura [GJI, 1995], not conductivity</text:p>
          </table:table-cell>
          <table:table-cell table:number-columns-repeated="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p</text:p>
          </table:table-cell>
          <table:table-cell office:value-type="string">
            <text:p>spinel</text:p>
          </table:table-cell>
          <table:table-cell office:value-type="string">
            <text:p>mt</text:p>
          </table:table-cell>
          <table:table-cell office:value-type="string">
            <text:p>magnetite</text:p>
          </table:table-cell>
          <table:table-cell office:value-type="string">
            <text:p>Fe3O4</text:p>
          </table:table-cell>
          <table:table-cell office:value-type="float" office:value="231.54">
            <text:p>231.54</text:p>
          </table:table-cell>
          <table:table-cell office:value-type="float" office:value="5201">
            <text:p>5201</text:p>
          </table:table-cell>
          <table:table-cell office:value-type="string">
            <text:p>Hacker et al. [JGR, 2003]</text:p>
          </table:table-cell>
          <table:table-cell office:value-type="float" office:value="3.6775">
            <text:p>3.6775</text:p>
          </table:table-cell>
          <table:table-cell office:value-type="float" office:value="1.2225">
            <text:p>1.2225</text:p>
          </table:table-cell>
          <table:table-cell office:value-type="float" office:value="-1.0268">
            <text:p>-1.0268</text:p>
          </table:table-cell>
          <table:table-cell office:value-type="string">
            <text:p>reformulated from Holland and Powell [J. Metamorph. Petrol., 1998]</text:p>
          </table:table-cell>
          <table:table-cell office:value-type="float" office:value="181">
            <text:p>181</text:p>
          </table:table-cell>
          <table:table-cell office:value-type="float" office:value="5.5">
            <text:p>5.5</text:p>
          </table:table-cell>
          <table:table-cell table:number-columns-repeated="2" office:value-type="float" office:value="0">
            <text:p>0.0000</text:p>
          </table:table-cell>
          <table:table-cell office:value-type="string">
            <text:p>Hacker et al. [JGR, 2003]</text:p>
          </table:table-cell>
          <table:table-cell office:value-type="float" office:value="2">
            <text:p>2</text:p>
          </table:table-cell>
          <table:table-cell office:value-type="string">
            <text:p>Hacker et al. [JGR, 2003]</text:p>
          </table:table-cell>
          <table:table-cell office:value-type="float" office:value="7.45">
            <text:p>7.45</text:p>
          </table:table-cell>
          <table:table-cell/>
          <table:table-cell office:value-type="float" office:value="0.9894">
            <text:p>0.9894</text:p>
          </table:table-cell>
          <table:table-cell office:value-type="float" office:value="-3.0731">
            <text:p>-3.0731</text:p>
          </table:table-cell>
          <table:table-cell office:value-type="float" office:value="-27.896">
            <text:p>-27.8960</text:p>
          </table:table-cell>
          <table:table-cell office:value-type="float" office:value="3.1616">
            <text:p>3.1616</text:p>
          </table:table-cell>
          <table:table-cell office:value-type="float" office:value="9">
            <text:p>9</text:p>
          </table:table-cell>
          <table:table-cell table:number-columns-repeated="13"/>
          <table:table-cell table:style-name="Default" table:number-columns-repeated="3"/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p</text:p>
          </table:table-cell>
          <table:table-cell office:value-type="string">
            <text:p>spinel</text:p>
          </table:table-cell>
          <table:table-cell office:value-type="string">
            <text:p>herc</text:p>
          </table:table-cell>
          <table:table-cell office:value-type="string">
            <text:p>hercynite</text:p>
          </table:table-cell>
          <table:table-cell office:value-type="string">
            <text:p>FeAl2O4</text:p>
          </table:table-cell>
          <table:table-cell office:value-type="float" office:value="173.81">
            <text:p>173.81</text:p>
          </table:table-cell>
          <table:table-cell office:value-type="float" office:value="4264">
            <text:p>4264</text:p>
          </table:table-cell>
          <table:table-cell office:value-type="string">
            <text:p>Hacker et al. [JGR, 2003]</text:p>
          </table:table-cell>
          <table:table-cell office:value-type="float" office:value="0.97">
            <text:p>0.9700</text:p>
          </table:table-cell>
          <table:table-cell office:value-type="float" office:value="1.9392">
            <text:p>1.9392</text:p>
          </table:table-cell>
          <table:table-cell office:value-type="float" office:value="0">
            <text:p>0.0000</text:p>
          </table:table-cell>
          <table:table-cell office:value-type="string">
            <text:p>Fei [AGU Handbook, 1995]</text:p>
          </table:table-cell>
          <table:table-cell office:value-type="float" office:value="209">
            <text:p>20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.0000</text:p>
          </table:table-cell>
          <table:table-cell office:value-type="string">
            <text:p>Hacker et al. [JGR, 2003]</text:p>
          </table:table-cell>
          <table:table-cell office:value-type="float" office:value="1.2">
            <text:p>1.2</text:p>
          </table:table-cell>
          <table:table-cell office:value-type="string">
            <text:p>Hacker et al. [JGR, 2003]</text:p>
          </table:table-cell>
          <table:table-cell office:value-type="float" office:value="5.19">
            <text:p>5.19</text:p>
          </table:table-cell>
          <table:table-cell office:value-type="string">
            <text:p>Hacker et al. [JGR, 2003]</text:p>
          </table:table-cell>
          <table:table-cell office:value-type="float" office:value="1.4865">
            <text:p>1.4865</text:p>
          </table:table-cell>
          <table:table-cell office:value-type="float" office:value="-11.559">
            <text:p>-11.5590</text:p>
          </table:table-cell>
          <table:table-cell office:value-type="float" office:value="-15.953">
            <text:p>-15.9530</text:p>
          </table:table-cell>
          <table:table-cell office:value-type="float" office:value="3.1429">
            <text:p>3.1429</text:p>
          </table:table-cell>
          <table:table-cell office:value-type="string">
            <text:p>reformulated from Holland and Powell [J. Metamorph. Petrol., 1998]</text:p>
          </table:table-cell>
          <table:table-cell table:number-columns-repeated="13"/>
          <table:table-cell table:style-name="Default" table:number-columns-repeated="3"/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gt</text:p>
          </table:table-cell>
          <table:table-cell office:value-type="string">
            <text:p>garnet</text:p>
          </table:table-cell>
          <table:table-cell office:value-type="string">
            <text:p>py</text:p>
          </table:table-cell>
          <table:table-cell office:value-type="string">
            <text:p>pyrope</text:p>
          </table:table-cell>
          <table:table-cell office:value-type="string">
            <text:p>Mg3Al2Si3O12</text:p>
          </table:table-cell>
          <table:table-cell office:value-type="float" office:value="403.15">
            <text:p>403.15</text:p>
          </table:table-cell>
          <table:table-cell office:value-type="float" office:value="3565">
            <text:p>3565</text:p>
          </table:table-cell>
          <table:table-cell office:value-type="string">
            <text:p>Hacker et al. [JGR, 2003]</text:p>
          </table:table-cell>
          <table:table-cell office:value-type="float" office:value="2.311">
            <text:p>2.3110</text:p>
          </table:table-cell>
          <table:table-cell office:value-type="float" office:value="0.5956">
            <text:p>0.5956</text:p>
          </table:table-cell>
          <table:table-cell office:value-type="float" office:value="-0.4538">
            <text:p>-0.4538</text:p>
          </table:table-cell>
          <table:table-cell office:value-type="string">
            <text:p>Fei [AGU Handbook, 1995]</text:p>
          </table:table-cell>
          <table:table-cell office:value-type="float" office:value="173">
            <text:p>173</text:p>
          </table:table-cell>
          <table:table-cell office:value-type="float" office:value="5">
            <text:p>5</text:p>
          </table:table-cell>
          <table:table-cell office:value-type="float" office:value="0">
            <text:p>0.0000</text:p>
          </table:table-cell>
          <table:table-cell office:value-type="float" office:value="-0.0191">
            <text:p>-0.0191</text:p>
          </table:table-cell>
          <table:table-cell office:value-type="string">
            <text:p>Hacker et al. [JGR, 2003]</text:p>
          </table:table-cell>
          <table:table-cell office:value-type="float" office:value="1.29">
            <text:p>1.29</text:p>
          </table:table-cell>
          <table:table-cell/>
          <table:table-cell office:value-type="float" office:value="5.3">
            <text:p>5.3</text:p>
          </table:table-cell>
          <table:table-cell/>
          <table:table-cell office:value-type="float" office:value="1.4657">
            <text:p>1.4657</text:p>
          </table:table-cell>
          <table:table-cell office:value-type="float" office:value="-7.012">
            <text:p>-7.0120</text:p>
          </table:table-cell>
          <table:table-cell office:value-type="float" office:value="-33.042">
            <text:p>-33.0420</text:p>
          </table:table-cell>
          <table:table-cell office:value-type="float" office:value="3.1262">
            <text:p>3.1262</text:p>
          </table:table-cell>
          <table:table-cell office:value-type="string">
            <text:p>Berman &amp; Aranovich [Contrib. Mineral. Petrol. 1996]</text:p>
          </table:table-cell>
          <table:table-cell table:number-columns-repeated="6"/>
          <table:table-cell office:value-type="string">
            <text:p>k0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/>
          <table:table-cell office:value-type="string">
            <text:p>note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krad = m(0)*erf[m(1)*(T – m(2))] + m(0)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gt</text:p>
          </table:table-cell>
          <table:table-cell office:value-type="string">
            <text:p>garnet</text:p>
          </table:table-cell>
          <table:table-cell office:value-type="string">
            <text:p>al</text:p>
          </table:table-cell>
          <table:table-cell office:value-type="string">
            <text:p>almandine</text:p>
          </table:table-cell>
          <table:table-cell office:value-type="string">
            <text:p>Fe3Al2Si3O12</text:p>
          </table:table-cell>
          <table:table-cell office:value-type="float" office:value="497.75">
            <text:p>497.75</text:p>
          </table:table-cell>
          <table:table-cell office:value-type="float" office:value="4324">
            <text:p>4324</text:p>
          </table:table-cell>
          <table:table-cell office:value-type="string">
            <text:p>Hacker et al. [JGR, 2003]</text:p>
          </table:table-cell>
          <table:table-cell office:value-type="float" office:value="1.776">
            <text:p>1.7760</text:p>
          </table:table-cell>
          <table:table-cell office:value-type="float" office:value="1.214">
            <text:p>1.2140</text:p>
          </table:table-cell>
          <table:table-cell office:value-type="float" office:value="-0.5071">
            <text:p>-0.5071</text:p>
          </table:table-cell>
          <table:table-cell office:value-type="string">
            <text:p>Fei [AGU Handbook, 1995]</text:p>
          </table:table-cell>
          <table:table-cell office:value-type="float" office:value="174">
            <text:p>174</text:p>
          </table:table-cell>
          <table:table-cell office:value-type="float" office:value="6">
            <text:p>6</text:p>
          </table:table-cell>
          <table:table-cell office:value-type="float" office:value="0">
            <text:p>0.0000</text:p>
          </table:table-cell>
          <table:table-cell office:value-type="float" office:value="-0.0204">
            <text:p>-0.0204</text:p>
          </table:table-cell>
          <table:table-cell office:value-type="string">
            <text:p>Hacker et al. [JGR, 2003]</text:p>
          </table:table-cell>
          <table:table-cell office:value-type="float" office:value="1.29">
            <text:p>1.29</text:p>
          </table:table-cell>
          <table:table-cell/>
          <table:table-cell office:value-type="float" office:value="5.52">
            <text:p>5.52</text:p>
          </table:table-cell>
          <table:table-cell/>
          <table:table-cell office:value-type="float" office:value="1.2485">
            <text:p>1.2485</text:p>
          </table:table-cell>
          <table:table-cell office:value-type="float" office:value="-6.605">
            <text:p>-6.6050</text:p>
          </table:table-cell>
          <table:table-cell office:value-type="float" office:value="-30.298">
            <text:p>-30.2980</text:p>
          </table:table-cell>
          <table:table-cell office:value-type="float" office:value="4.4437">
            <text:p>4.4437</text:p>
          </table:table-cell>
          <table:table-cell office:value-type="string">
            <text:p>Berman &amp; Aranovich [Contrib. Mineral. Petrol. 1996]</text:p>
          </table:table-cell>
          <table:table-cell table:number-columns-repeated="4"/>
          <table:table-cell office:value-type="string">
            <text:p>index start</text:p>
          </table:table-cell>
          <table:table-cell office:value-type="string">
            <text:p>index end</text:p>
          </table:table-cell>
          <table:table-cell table:number-columns-repeated="7"/>
          <table:table-cell table:style-name="Default" office:value-type="string">
            <text:p>m0</text:p>
          </table:table-cell>
          <table:table-cell table:style-name="Default" office:value-type="string">
            <text:p>m1</text:p>
          </table:table-cell>
          <table:table-cell table:style-name="Default" office:value-type="string">
            <text:p>m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gt</text:p>
          </table:table-cell>
          <table:table-cell office:value-type="string">
            <text:p>garnet</text:p>
          </table:table-cell>
          <table:table-cell office:value-type="string">
            <text:p>gr</text:p>
          </table:table-cell>
          <table:table-cell office:value-type="string">
            <text:p>grossular</text:p>
          </table:table-cell>
          <table:table-cell office:value-type="string">
            <text:p>Ca3Al2Si3O12</text:p>
          </table:table-cell>
          <table:table-cell office:value-type="float" office:value="450.45">
            <text:p>450.45</text:p>
          </table:table-cell>
          <table:table-cell office:value-type="float" office:value="3593">
            <text:p>3593</text:p>
          </table:table-cell>
          <table:table-cell office:value-type="string">
            <text:p>Hacker et al. [JGR, 2003]</text:p>
          </table:table-cell>
          <table:table-cell office:value-type="float" office:value="1.951">
            <text:p>1.9510</text:p>
          </table:table-cell>
          <table:table-cell office:value-type="float" office:value="0.8089">
            <text:p>0.8089</text:p>
          </table:table-cell>
          <table:table-cell office:value-type="float" office:value="-0.4972">
            <text:p>-0.4972</text:p>
          </table:table-cell>
          <table:table-cell office:value-type="string">
            <text:p>Fei [AGU Handbook, 1995]</text:p>
          </table:table-cell>
          <table:table-cell office:value-type="float" office:value="168">
            <text:p>168</text:p>
          </table:table-cell>
          <table:table-cell office:value-type="float" office:value="5.5">
            <text:p>5.5</text:p>
          </table:table-cell>
          <table:table-cell office:value-type="float" office:value="0">
            <text:p>0.0000</text:p>
          </table:table-cell>
          <table:table-cell office:value-type="float" office:value="-0.0148">
            <text:p>-0.0148</text:p>
          </table:table-cell>
          <table:table-cell office:value-type="string">
            <text:p>Hacker et al. [JGR, 2003]</text:p>
          </table:table-cell>
          <table:table-cell office:value-type="float" office:value="1.38">
            <text:p>1.38</text:p>
          </table:table-cell>
          <table:table-cell/>
          <table:table-cell office:value-type="float" office:value="4.57">
            <text:p>4.57</text:p>
          </table:table-cell>
          <table:table-cell/>
          <table:table-cell office:value-type="float" office:value="1.1531">
            <text:p>1.1531</text:p>
          </table:table-cell>
          <table:table-cell office:value-type="float" office:value="-0.14008">
            <text:p>-0.1401</text:p>
          </table:table-cell>
          <table:table-cell office:value-type="float" office:value="-62.174">
            <text:p>-62.1740</text:p>
          </table:table-cell>
          <table:table-cell office:value-type="float" office:value="7.7938">
            <text:p>7.7938</text:p>
          </table:table-cell>
          <table:table-cell office:value-type="string">
            <text:p>Berman &amp; Aranovich [Contrib. Mineral. Petrol. 1996]</text:p>
          </table:table-cell>
          <table:table-cell table:number-columns-repeated="2"/>
          <table:table-cell office:value-type="string">
            <text:p>qtz &lt; 845 K</text:p>
          </table:table-cell>
          <table:table-cell office:value-type="string">
            <text:p>a-quartz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8.79">
            <text:p>8.79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f(aqz) Hoefer &amp; Schilling [2002] and Branlund &amp; Hofmeister [2007]</text:p>
          </table:table-cell>
          <table:table-cell table:style-name="ce6" office:value-type="float" office:value="1.48">
            <text:p>1.480</text:p>
          </table:table-cell>
          <table:table-cell office:value-type="string">
            <text:p>*estimated from Branlund &amp; Hofmeister [2007] and Hoefer &amp; Schilling [2002]</text:p>
          </table:table-cell>
          <table:table-cell table:style-name="ce3" office:value-type="float" office:value="0.8107">
            <text:p>0.8107</text:p>
          </table:table-cell>
          <table:table-cell office:value-type="float" office:value="0.006553">
            <text:p>6.5530E-03</text:p>
          </table:table-cell>
          <table:table-cell table:style-name="ce11" office:value-type="float" office:value="558">
            <text:p>558</text:p>
          </table:table-cell>
          <table:table-cell office:value-type="string">
            <text:p>Hoefer &amp; Schilling [2002] and Branlund &amp; Hofmeiser [2007]</text:p>
          </table:table-cell>
          <table:table-cell table:number-columns-repeated="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gt</text:p>
          </table:table-cell>
          <table:table-cell office:value-type="string">
            <text:p>garnet</text:p>
          </table:table-cell>
          <table:table-cell office:value-type="string">
            <text:p>spess</text:p>
          </table:table-cell>
          <table:table-cell office:value-type="string">
            <text:p>spessartine</text:p>
          </table:table-cell>
          <table:table-cell office:value-type="string">
            <text:p>Mn3Al2Si3O12</text:p>
          </table:table-cell>
          <table:table-cell office:value-type="float" office:value="495.03">
            <text:p>495.03</text:p>
          </table:table-cell>
          <table:table-cell office:value-type="float" office:value="4194">
            <text:p>4194</text:p>
          </table:table-cell>
          <table:table-cell office:value-type="string">
            <text:p>Hacker et al. [JGR, 2003]</text:p>
          </table:table-cell>
          <table:table-cell office:value-type="float" office:value="2.927">
            <text:p>2.9270</text:p>
          </table:table-cell>
          <table:table-cell office:value-type="float" office:value="0.2726">
            <text:p>0.2726</text:p>
          </table:table-cell>
          <table:table-cell office:value-type="float" office:value="-1.156">
            <text:p>-1.1560</text:p>
          </table:table-cell>
          <table:table-cell office:value-type="string">
            <text:p>Fei [AGU Handbook, 1995]</text:p>
          </table:table-cell>
          <table:table-cell office:value-type="float" office:value="182">
            <text:p>182</text:p>
          </table:table-cell>
          <table:table-cell office:value-type="float" office:value="5.6">
            <text:p>5.6</text:p>
          </table:table-cell>
          <table:table-cell office:value-type="float" office:value="0">
            <text:p>0.0000</text:p>
          </table:table-cell>
          <table:table-cell office:value-type="float" office:value="-0.0191">
            <text:p>-0.0191</text:p>
          </table:table-cell>
          <table:table-cell table:style-name="ce4" office:value-type="string">
            <text:p>Schutt &amp; Lesher [JGR, 2006]</text:p>
          </table:table-cell>
          <table:table-cell office:value-type="float" office:value="1.29">
            <text:p>1.29</text:p>
          </table:table-cell>
          <table:table-cell table:style-name="ce4" office:value-type="string">
            <text:p>Schutt &amp; Lesher [JGR, 2006]</text:p>
          </table:table-cell>
          <table:table-cell office:value-type="float" office:value="5.3">
            <text:p>5.3</text:p>
          </table:table-cell>
          <table:table-cell table:style-name="ce4" office:value-type="string">
            <text:p>Schutt &amp; Lesher [JGR, 2006]</text:p>
          </table:table-cell>
          <table:table-cell office:value-type="float" office:value="1.166">
            <text:p>1.1660</text:p>
          </table:table-cell>
          <table:table-cell office:value-type="float" office:value="-5.1337">
            <text:p>-5.1337</text:p>
          </table:table-cell>
          <table:table-cell office:value-type="float" office:value="-17.209">
            <text:p>-17.2090</text:p>
          </table:table-cell>
          <table:table-cell office:value-type="float" office:value="-0.32699">
            <text:p>-0.3270</text:p>
          </table:table-cell>
          <table:table-cell office:value-type="string">
            <text:p>reformulated from Holland and Powell [J. Metamorph. Petrol., 1998]</text:p>
          </table:table-cell>
          <table:table-cell table:number-columns-repeated="2"/>
          <table:table-cell office:value-type="string">
            <text:p>qtz &gt; 845 K</text:p>
          </table:table-cell>
          <table:table-cell office:value-type="string">
            <text:p>b-quartz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0.993">
            <text:p>0.99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f(bqz) Hoefer &amp; Schilling [2002] and Branlund &amp; Hofmeister [2007]</text:p>
          </table:table-cell>
          <table:table-cell table:style-name="ce6" office:value-type="float" office:value="-1">
            <text:p>-1.000</text:p>
          </table:table-cell>
          <table:table-cell office:value-type="string">
            <text:p>*estimated from Branlund &amp; Hofmeister [2007] and Hoefer &amp; Schilling [2002]</text:p>
          </table:table-cell>
          <table:table-cell table:style-name="ce3" office:value-type="float" office:value="0.8107">
            <text:p>0.8107</text:p>
          </table:table-cell>
          <table:table-cell office:value-type="float" office:value="0.006553">
            <text:p>6.5530E-03</text:p>
          </table:table-cell>
          <table:table-cell table:style-name="ce11" office:value-type="float" office:value="558">
            <text:p>558</text:p>
          </table:table-cell>
          <table:table-cell office:value-type="string">
            <text:p>Hoefer &amp; Schilling [2002] and Branlund &amp; Hofmeiser [2007]</text:p>
          </table:table-cell>
          <table:table-cell table:number-columns-repeated="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carb</text:p>
          </table:table-cell>
          <table:table-cell office:value-type="string">
            <text:p>carbonate</text:p>
          </table:table-cell>
          <table:table-cell office:value-type="string">
            <text:p>arag</text:p>
          </table:table-cell>
          <table:table-cell office:value-type="string">
            <text:p>aragonite</text:p>
          </table:table-cell>
          <table:table-cell office:value-type="string">
            <text:p>CaCO3</text:p>
          </table:table-cell>
          <table:table-cell office:value-type="float" office:value="100.09">
            <text:p>100.09</text:p>
          </table:table-cell>
          <table:table-cell office:value-type="float" office:value="2931">
            <text:p>2931</text:p>
          </table:table-cell>
          <table:table-cell office:value-type="string">
            <text:p>Hacker et al. [JGR, 2003]</text:p>
          </table:table-cell>
          <table:table-cell office:value-type="float" office:value="6.221">
            <text:p>6.2210</text:p>
          </table:table-cell>
          <table:table-cell table:number-columns-repeated="2" office:value-type="float" office:value="0">
            <text:p>0.0000</text:p>
          </table:table-cell>
          <table:table-cell office:value-type="string">
            <text:p>Fei [AGU Handbook, 1995]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.0000</text:p>
          </table:table-cell>
          <table:table-cell office:value-type="string">
            <text:p>Hacker et al. [JGR, 2003]</text:p>
          </table:table-cell>
          <table:table-cell office:value-type="float" office:value="1.4">
            <text:p>1.4</text:p>
          </table:table-cell>
          <table:table-cell office:value-type="string">
            <text:p>Hacker et al. [JGR, 2003]</text:p>
          </table:table-cell>
          <table:table-cell office:value-type="float" office:value="5.36">
            <text:p>5.36</text:p>
          </table:table-cell>
          <table:table-cell/>
          <table:table-cell office:value-type="float" office:value="1.6407">
            <text:p>1.6407</text:p>
          </table:table-cell>
          <table:table-cell office:value-type="float" office:value="-15.161">
            <text:p>-15.1610</text:p>
          </table:table-cell>
          <table:table-cell office:value-type="float" office:value="22.116">
            <text:p>22.1160</text:p>
          </table:table-cell>
          <table:table-cell office:value-type="float" office:value="-5.1056">
            <text:p>-5.1056</text:p>
          </table:table-cell>
          <table:table-cell office:value-type="string">
            <text:p>reformulated from Holland and Powell [J. Metamorph. Petrol., 1998]</text:p>
          </table:table-cell>
          <table:table-cell table:number-columns-repeated="2"/>
          <table:table-cell office:value-type="string">
            <text:p>or</text:p>
          </table:table-cell>
          <table:table-cell office:value-type="string">
            <text:p>orthoclase</text:p>
          </table:table-cell>
          <table:table-cell table:number-columns-repeated="2" office:value-type="float" office:value="3">
            <text:p>3</text:p>
          </table:table-cell>
          <table:table-cell table:style-name="ce6" office:value-type="float" office:value="1.791">
            <text:p>1.79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f(or) Hoefer &amp; Schilling [2002]</text:p>
          </table:table-cell>
          <table:table-cell table:style-name="ce6" office:value-type="float" office:value="-0.27">
            <text:p>-0.270</text:p>
          </table:table-cell>
          <table:table-cell office:value-type="string">
            <text:p>*estimated from Hoefer &amp; Schilling [2002]</text:p>
          </table:table-cell>
          <table:table-cell table:style-name="ce3" office:value-type="float" office:value="0.1949">
            <text:p>0.1949</text:p>
          </table:table-cell>
          <table:table-cell office:value-type="float" office:value="0.003782">
            <text:p>3.7820E-03</text:p>
          </table:table-cell>
          <table:table-cell table:style-name="ce11" office:value-type="float" office:value="864">
            <text:p>864</text:p>
          </table:table-cell>
          <table:table-cell office:value-type="string">
            <text:p>Hoefer &amp; Schilling [2002]</text:p>
          </table:table-cell>
          <table:table-cell table:number-columns-repeated="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carb</text:p>
          </table:table-cell>
          <table:table-cell office:value-type="string">
            <text:p>carbonate</text:p>
          </table:table-cell>
          <table:table-cell office:value-type="string">
            <text:p>cc</text:p>
          </table:table-cell>
          <table:table-cell office:value-type="string">
            <text:p>calcite</text:p>
          </table:table-cell>
          <table:table-cell office:value-type="string">
            <text:p>CaCO3</text:p>
          </table:table-cell>
          <table:table-cell office:value-type="float" office:value="100.09">
            <text:p>100.09</text:p>
          </table:table-cell>
          <table:table-cell office:value-type="float" office:value="2713">
            <text:p>2713</text:p>
          </table:table-cell>
          <table:table-cell office:value-type="string">
            <text:p>Hacker et al. [JGR, 2003]</text:p>
          </table:table-cell>
          <table:table-cell office:value-type="float" office:value="0.713">
            <text:p>0.7130</text:p>
          </table:table-cell>
          <table:table-cell office:value-type="float" office:value="3.3941">
            <text:p>3.3941</text:p>
          </table:table-cell>
          <table:table-cell office:value-type="float" office:value="-1.214">
            <text:p>-1.2140</text:p>
          </table:table-cell>
          <table:table-cell office:value-type="string">
            <text:p>Fei [AGU Handbook, 1995]</text:p>
          </table:table-cell>
          <table:table-cell office:value-type="float" office:value="73.5">
            <text:p>73.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.0000</text:p>
          </table:table-cell>
          <table:table-cell office:value-type="string">
            <text:p>Hacker et al. [JGR, 2003]</text:p>
          </table:table-cell>
          <table:table-cell office:value-type="float" office:value="0.7">
            <text:p>0.7</text:p>
          </table:table-cell>
          <table:table-cell office:value-type="string">
            <text:p>Hacker et al. [JGR, 2003]</text:p>
          </table:table-cell>
          <table:table-cell office:value-type="float" office:value="4.69">
            <text:p>4.69</text:p>
          </table:table-cell>
          <table:table-cell/>
          <table:table-cell office:value-type="float" office:value="1.7799">
            <text:p>1.7799</text:p>
          </table:table-cell>
          <table:table-cell office:value-type="float" office:value="-17.168">
            <text:p>-17.1680</text:p>
          </table:table-cell>
          <table:table-cell office:value-type="float" office:value="-7.6997">
            <text:p>-7.6997</text:p>
          </table:table-cell>
          <table:table-cell office:value-type="float" office:value="3.0985">
            <text:p>3.0985</text:p>
          </table:table-cell>
          <table:table-cell office:value-type="string">
            <text:p>reformulated from Holland and Powell [J. Metamorph. Petrol., 1998]</text:p>
          </table:table-cell>
          <table:table-cell table:number-columns-repeated="2"/>
          <table:table-cell office:value-type="string">
            <text:p>san</text:p>
          </table:table-cell>
          <table:table-cell office:value-type="string">
            <text:p>sanadine</text:p>
          </table:table-cell>
          <table:table-cell table:number-columns-repeated="2" office:value-type="float" office:value="4">
            <text:p>4</text:p>
          </table:table-cell>
          <table:table-cell table:style-name="ce6" office:value-type="float" office:value="1.86">
            <text:p>1.86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f(san) Hoefer &amp; Schilling [2002]</text:p>
          </table:table-cell>
          <table:table-cell table:style-name="ce6" office:value-type="float" office:value="-0.3">
            <text:p>-0.300</text:p>
          </table:table-cell>
          <table:table-cell office:value-type="string">
            <text:p>*estimated from Hoefer &amp; Schilling [2002]</text:p>
          </table:table-cell>
          <table:table-cell table:style-name="ce3" office:value-type="float" office:value="1.989">
            <text:p>1.9890</text:p>
          </table:table-cell>
          <table:table-cell office:value-type="float" office:value="0.002738">
            <text:p>2.7380E-03</text:p>
          </table:table-cell>
          <table:table-cell table:style-name="Default" office:value-type="float" office:value="1089">
            <text:p>1089</text:p>
          </table:table-cell>
          <table:table-cell office:value-type="string">
            <text:p>Hoefer &amp; Schilling [2002]</text:p>
          </table:table-cell>
          <table:table-cell table:number-columns-repeated="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carb</text:p>
          </table:table-cell>
          <table:table-cell office:value-type="string">
            <text:p>carbonate</text:p>
          </table:table-cell>
          <table:table-cell office:value-type="string">
            <text:p>do</text:p>
          </table:table-cell>
          <table:table-cell office:value-type="string">
            <text:p>dolomite</text:p>
          </table:table-cell>
          <table:table-cell office:value-type="string">
            <text:p>CaMg(CO3)2</text:p>
          </table:table-cell>
          <table:table-cell office:value-type="float" office:value="184.41">
            <text:p>184.41</text:p>
          </table:table-cell>
          <table:table-cell office:value-type="float" office:value="2830">
            <text:p>2830</text:p>
          </table:table-cell>
          <table:table-cell office:value-type="string">
            <text:p>Hacker et al. [JGR, 2003]</text:p>
          </table:table-cell>
          <table:table-cell office:value-type="float" office:value="1.928">
            <text:p>1.9280</text:p>
          </table:table-cell>
          <table:table-cell office:value-type="float" office:value="3.1703">
            <text:p>3.1703</text:p>
          </table:table-cell>
          <table:table-cell office:value-type="float" office:value="-0.5393">
            <text:p>-0.5393</text:p>
          </table:table-cell>
          <table:table-cell office:value-type="string">
            <text:p>Fei [AGU Handbook, 1995]</text:p>
          </table:table-cell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.0000</text:p>
          </table:table-cell>
          <table:table-cell table:style-name="ce4" office:value-type="string">
            <text:p>Ross &amp; Reeder [Am. Mineral., 1992]</text:p>
          </table:table-cell>
          <table:table-cell office:value-type="float" office:value="0.7">
            <text:p>0.7</text:p>
          </table:table-cell>
          <table:table-cell office:value-type="string">
            <text:p>*estimated</text:p>
          </table:table-cell>
          <table:table-cell office:value-type="float" office:value="4.7">
            <text:p>4.7</text:p>
          </table:table-cell>
          <table:table-cell office:value-type="string">
            <text:p>*estimated</text:p>
          </table:table-cell>
          <table:table-cell office:value-type="float" office:value="1.8229">
            <text:p>1.8229</text:p>
          </table:table-cell>
          <table:table-cell office:value-type="float" office:value="-15.256">
            <text:p>-15.2560</text:p>
          </table:table-cell>
          <table:table-cell office:value-type="float" office:value="-16.736">
            <text:p>-16.7360</text:p>
          </table:table-cell>
          <table:table-cell office:value-type="float" office:value="2.7028">
            <text:p>2.7028</text:p>
          </table:table-cell>
          <table:table-cell office:value-type="string">
            <text:p>reformulated from Holland and Powell [J. Metamorph. Petrol., 1998]</text:p>
          </table:table-cell>
          <table:table-cell table:number-columns-repeated="2"/>
          <table:table-cell office:value-type="string">
            <text:p>plag</text:p>
          </table:table-cell>
          <table:table-cell office:value-type="string">
            <text:p>plagioclas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6" office:value-type="float" office:value="2.1988">
            <text:p>2.199</text:p>
          </table:table-cell>
          <table:table-cell office:value-type="float" office:value="-2.1787">
            <text:p>-2.18</text:p>
          </table:table-cell>
          <table:table-cell office:value-type="float" office:value="1.9001">
            <text:p>1.9</text:p>
          </table:table-cell>
          <table:table-cell/>
          <table:table-cell office:value-type="string">
            <text:p>f(an) Horai [1971] and Petrunin et al. [2004] and Sass [1965] and Birch &amp; Clark [1940]</text:p>
          </table:table-cell>
          <table:table-cell table:style-name="ce6" office:value-type="float" office:value="-0.21">
            <text:p>-0.210</text:p>
          </table:table-cell>
          <table:table-cell office:value-type="string">
            <text:p>*estimated from Petrunin et al. [2001]</text:p>
          </table:table-cell>
          <table:table-cell table:style-name="ce3" office:value-type="float" office:value="0">
            <text:p>0.0000</text:p>
          </table:table-cell>
          <table:table-cell office:value-type="float" office:value="0">
            <text:p>0.0000E+00</text:p>
          </table:table-cell>
          <table:table-cell table:style-name="ce11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als</text:p>
          </table:table-cell>
          <table:table-cell office:value-type="string">
            <text:p>aluminosilicate</text:p>
          </table:table-cell>
          <table:table-cell office:value-type="string">
            <text:p>and</text:p>
          </table:table-cell>
          <table:table-cell office:value-type="string">
            <text:p>andalucite</text:p>
          </table:table-cell>
          <table:table-cell office:value-type="string">
            <text:p>Al2SiO5</text:p>
          </table:table-cell>
          <table:table-cell office:value-type="float" office:value="162.05">
            <text:p>162.05</text:p>
          </table:table-cell>
          <table:table-cell office:value-type="float" office:value="3150">
            <text:p>3150</text:p>
          </table:table-cell>
          <table:table-cell office:value-type="string">
            <text:p>Hacker et al. [JGR, 2003]</text:p>
          </table:table-cell>
          <table:table-cell office:value-type="float" office:value="2.181">
            <text:p>2.1810</text:p>
          </table:table-cell>
          <table:table-cell office:value-type="float" office:value="0.3261">
            <text:p>0.3261</text:p>
          </table:table-cell>
          <table:table-cell office:value-type="float" office:value="0">
            <text:p>0.0000</text:p>
          </table:table-cell>
          <table:table-cell office:value-type="string">
            <text:p>Fei [AGU Handbook, 1995]</text:p>
          </table:table-cell>
          <table:table-cell office:value-type="float" office:value="151">
            <text:p>15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.0000</text:p>
          </table:table-cell>
          <table:table-cell table:style-name="ce4" office:value-type="string">
            <text:p>Yang et al. [Phys. Chem. Minerals 1997]</text:p>
          </table:table-cell>
          <table:table-cell office:value-type="float" office:value="1">
            <text:p>1</text:p>
          </table:table-cell>
          <table:table-cell office:value-type="string">
            <text:p>*estimated</text:p>
          </table:table-cell>
          <table:table-cell office:value-type="float" office:value="5">
            <text:p>5</text:p>
          </table:table-cell>
          <table:table-cell office:value-type="string">
            <text:p>*estimated</text:p>
          </table:table-cell>
          <table:table-cell office:value-type="float" office:value="1.5227">
            <text:p>1.5227</text:p>
          </table:table-cell>
          <table:table-cell office:value-type="float" office:value="-8.6527">
            <text:p>-8.6527</text:p>
          </table:table-cell>
          <table:table-cell office:value-type="float" office:value="-37.392">
            <text:p>-37.3920</text:p>
          </table:table-cell>
          <table:table-cell office:value-type="float" office:value="4.131">
            <text:p>4.1310</text:p>
          </table:table-cell>
          <table:table-cell office:value-type="string">
            <text:p>reformulated from Holland and Powell [J. Metamorph. Petrol., 1998]</text:p>
          </table:table-cell>
          <table:table-cell table:number-columns-repeated="2"/>
          <table:table-cell office:value-type="string">
            <text:p>musc</text:p>
          </table:table-cell>
          <table:table-cell office:value-type="string">
            <text:p>muscovite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6" office:value-type="float" office:value="2.8">
            <text:p>2.80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f(musc) Clauser &amp; Hunges [1995] (2*k_parallel + k_perpendicular)/3</text:p>
          </table:table-cell>
          <table:table-cell table:style-name="ce6" office:value-type="float" office:value="1.539">
            <text:p>1.539</text:p>
          </table:table-cell>
          <table:table-cell office:value-type="string">
            <text:p>*red book</text:p>
          </table:table-cell>
          <table:table-cell table:style-name="ce3" office:value-type="float" office:value="0.1166">
            <text:p>0.1166</text:p>
          </table:table-cell>
          <table:table-cell office:value-type="float" office:value="0.002749">
            <text:p>2.7490E-03</text:p>
          </table:table-cell>
          <table:table-cell table:style-name="ce11" office:value-type="float" office:value="520">
            <text:p>520</text:p>
          </table:table-cell>
          <table:table-cell office:value-type="string">
            <text:p>*red book</text:p>
          </table:table-cell>
          <table:table-cell table:number-columns-repeated="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als</text:p>
          </table:table-cell>
          <table:table-cell office:value-type="string">
            <text:p>aluminosilicate</text:p>
          </table:table-cell>
          <table:table-cell office:value-type="string">
            <text:p>ky</text:p>
          </table:table-cell>
          <table:table-cell office:value-type="string">
            <text:p>kyanite</text:p>
          </table:table-cell>
          <table:table-cell office:value-type="string">
            <text:p>Al2SiO5</text:p>
          </table:table-cell>
          <table:table-cell office:value-type="float" office:value="162.05">
            <text:p>162.05</text:p>
          </table:table-cell>
          <table:table-cell office:value-type="float" office:value="3670">
            <text:p>3670</text:p>
          </table:table-cell>
          <table:table-cell office:value-type="string">
            <text:p>Hacker et al. [JGR, 2003]</text:p>
          </table:table-cell>
          <table:table-cell office:value-type="float" office:value="2.505">
            <text:p>2.5050</text:p>
          </table:table-cell>
          <table:table-cell table:number-columns-repeated="2" office:value-type="float" office:value="0">
            <text:p>0.0000</text:p>
          </table:table-cell>
          <table:table-cell office:value-type="string">
            <text:p>Fei [AGU Handbook, 1995]</text:p>
          </table:table-cell>
          <table:table-cell office:value-type="float" office:value="156">
            <text:p>156</text:p>
          </table:table-cell>
          <table:table-cell office:value-type="float" office:value="5.6">
            <text:p>5.6</text:p>
          </table:table-cell>
          <table:table-cell table:number-columns-repeated="2" office:value-type="float" office:value="0">
            <text:p>0.0000</text:p>
          </table:table-cell>
          <table:table-cell office:value-type="string">
            <text:p>Hacker et al. [JGR, 2003]</text:p>
          </table:table-cell>
          <table:table-cell office:value-type="float" office:value="1">
            <text:p>1</text:p>
          </table:table-cell>
          <table:table-cell office:value-type="string">
            <text:p>Hacker et al. [JGR, 2003]</text:p>
          </table:table-cell>
          <table:table-cell office:value-type="float" office:value="6.56">
            <text:p>6.56</text:p>
          </table:table-cell>
          <table:table-cell office:value-type="string">
            <text:p>Hacker et al. [JGR, 2003]</text:p>
          </table:table-cell>
          <table:table-cell office:value-type="float" office:value="1.5202">
            <text:p>1.5202</text:p>
          </table:table-cell>
          <table:table-cell office:value-type="float" office:value="-8.3661">
            <text:p>-8.3661</text:p>
          </table:table-cell>
          <table:table-cell office:value-type="float" office:value="-40.346">
            <text:p>-40.3460</text:p>
          </table:table-cell>
          <table:table-cell office:value-type="float" office:value="4.4671">
            <text:p>4.4671</text:p>
          </table:table-cell>
          <table:table-cell office:value-type="string">
            <text:p>reformulated from Holland and Powell [J. Metamorph. Petrol., 1998]</text:p>
          </table:table-cell>
          <table:table-cell table:number-columns-repeated="2"/>
          <table:table-cell office:value-type="string">
            <text:p>bt</text:p>
          </table:table-cell>
          <table:table-cell office:value-type="string">
            <text:p>biotite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6" office:value-type="float" office:value="2.267">
            <text:p>2.26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f(phlog) Clauser &amp; Hunges [1995] (2*k_parallel + k_perpendicular)/3</text:p>
          </table:table-cell>
          <table:table-cell table:style-name="ce6" office:value-type="float" office:value="1.539">
            <text:p>1.539</text:p>
          </table:table-cell>
          <table:table-cell office:value-type="string">
            <text:p>*red book estimated from muscovite</text:p>
          </table:table-cell>
          <table:table-cell table:style-name="ce3" office:value-type="float" office:value="0.1166">
            <text:p>0.1166</text:p>
          </table:table-cell>
          <table:table-cell office:value-type="float" office:value="0.002749">
            <text:p>2.7490E-03</text:p>
          </table:table-cell>
          <table:table-cell table:style-name="ce11" office:value-type="float" office:value="520">
            <text:p>520</text:p>
          </table:table-cell>
          <table:table-cell office:value-type="string">
            <text:p>*red book estimated from muscovite</text:p>
          </table:table-cell>
          <table:table-cell table:number-columns-repeated="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als</text:p>
          </table:table-cell>
          <table:table-cell office:value-type="string">
            <text:p>aluminosilicate</text:p>
          </table:table-cell>
          <table:table-cell office:value-type="string">
            <text:p>sil</text:p>
          </table:table-cell>
          <table:table-cell office:value-type="string">
            <text:p>sillimanite</text:p>
          </table:table-cell>
          <table:table-cell office:value-type="string">
            <text:p>Al2SiO5</text:p>
          </table:table-cell>
          <table:table-cell office:value-type="float" office:value="162.05">
            <text:p>162.05</text:p>
          </table:table-cell>
          <table:table-cell office:value-type="float" office:value="3249">
            <text:p>3249</text:p>
          </table:table-cell>
          <table:table-cell office:value-type="string">
            <text:p>Hacker et al. [JGR, 2003]</text:p>
          </table:table-cell>
          <table:table-cell office:value-type="float" office:value="1.26">
            <text:p>1.2600</text:p>
          </table:table-cell>
          <table:table-cell office:value-type="float" office:value="0.2314">
            <text:p>0.2314</text:p>
          </table:table-cell>
          <table:table-cell office:value-type="float" office:value="0">
            <text:p>0.0000</text:p>
          </table:table-cell>
          <table:table-cell office:value-type="string">
            <text:p>Fei [AGU Handbook, 1995]</text:p>
          </table:table-cell>
          <table:table-cell office:value-type="float" office:value="171">
            <text:p>17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.0000</text:p>
          </table:table-cell>
          <table:table-cell office:value-type="string">
            <text:p>Hacker et al. [JGR, 2003]</text:p>
          </table:table-cell>
          <table:table-cell office:value-type="float" office:value="0.5">
            <text:p>0.5</text:p>
          </table:table-cell>
          <table:table-cell office:value-type="string">
            <text:p>Hacker et al. [JGR, 2003]</text:p>
          </table:table-cell>
          <table:table-cell office:value-type="float" office:value="4.5">
            <text:p>4.5</text:p>
          </table:table-cell>
          <table:table-cell office:value-type="string">
            <text:p>Hacker et al. [JGR, 2003]</text:p>
          </table:table-cell>
          <table:table-cell office:value-type="float" office:value="1.5316">
            <text:p>1.5316</text:p>
          </table:table-cell>
          <table:table-cell office:value-type="float" office:value="-9.226">
            <text:p>-9.2260</text:p>
          </table:table-cell>
          <table:table-cell office:value-type="float" office:value="-35.281">
            <text:p>-35.2810</text:p>
          </table:table-cell>
          <table:table-cell office:value-type="float" office:value="4.3266">
            <text:p>4.3266</text:p>
          </table:table-cell>
          <table:table-cell office:value-type="string">
            <text:p>reformulated from Holland and Powell [J. Metamorph. Petrol., 1998]</text:p>
          </table:table-cell>
          <table:table-cell table:number-columns-repeated="2"/>
          <table:table-cell office:value-type="string">
            <text:p>ep</text:p>
          </table:table-cell>
          <table:table-cell office:value-type="string">
            <text:p>epidote</text:p>
          </table:table-cell>
          <table:table-cell table:number-columns-repeated="2" office:value-type="float" office:value="11">
            <text:p>11</text:p>
          </table:table-cell>
          <table:table-cell table:style-name="ce6" office:value-type="float" office:value="3.08">
            <text:p>3.08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(10 samples) Horai &amp; Simmons [1969], Horai [1971], Diment &amp; Pratt [1988]</text:p>
          </table:table-cell>
          <table:table-cell table:style-name="ce6" office:value-type="float" office:value="0.5">
            <text:p>0.500</text:p>
          </table:table-cell>
          <table:table-cell office:value-type="string">
            <text:p>*estimated</text:p>
          </table:table-cell>
          <table:table-cell table:style-name="ce3" office:value-type="float" office:value="0">
            <text:p>0.0000</text:p>
          </table:table-cell>
          <table:table-cell office:value-type="float" office:value="0">
            <text:p>0.0000E+00</text:p>
          </table:table-cell>
          <table:table-cell table:style-name="ce11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rut</text:p>
          </table:table-cell>
          <table:table-cell office:value-type="string">
            <text:p>rutile</text:p>
          </table:table-cell>
          <table:table-cell office:value-type="string">
            <text:p>rut</text:p>
          </table:table-cell>
          <table:table-cell office:value-type="string">
            <text:p>rutile</text:p>
          </table:table-cell>
          <table:table-cell office:value-type="string">
            <text:p>TiO2</text:p>
          </table:table-cell>
          <table:table-cell office:value-type="float" office:value="79.9">
            <text:p>79.90</text:p>
          </table:table-cell>
          <table:table-cell office:value-type="float" office:value="4242">
            <text:p>4242</text:p>
          </table:table-cell>
          <table:table-cell office:value-type="string">
            <text:p>Isaak et al. [Phys. Chem. Minerals, 1998]</text:p>
          </table:table-cell>
          <table:table-cell office:value-type="float" office:value="1.623">
            <text:p>1.6230</text:p>
          </table:table-cell>
          <table:table-cell office:value-type="float" office:value="1.6371">
            <text:p>1.6371</text:p>
          </table:table-cell>
          <table:table-cell office:value-type="float" office:value="-0.4799">
            <text:p>-0.4799</text:p>
          </table:table-cell>
          <table:table-cell table:style-name="Default" office:value-type="string">
            <text:p>Isaak et al. [Phys. Chem. Minerals, 1998]</text:p>
          </table:table-cell>
          <table:table-cell office:value-type="float" office:value="211.3">
            <text:p>211.3</text:p>
          </table:table-cell>
          <table:table-cell office:value-type="float" office:value="6.8">
            <text:p>6.8</text:p>
          </table:table-cell>
          <table:table-cell office:value-type="float" office:value="0">
            <text:p>0.0000</text:p>
          </table:table-cell>
          <table:table-cell office:value-type="float" office:value="-0.05">
            <text:p>-0.0500</text:p>
          </table:table-cell>
          <table:table-cell office:value-type="string">
            <text:p>Isaak et al. [Phys. Chem. Minerals, 1998]</text:p>
          </table:table-cell>
          <table:table-cell office:value-type="float" office:value="1.62">
            <text:p>1.62</text:p>
          </table:table-cell>
          <table:table-cell office:value-type="string">
            <text:p>Isaak et al. [Phys. Chem. Minerals, 1998]</text:p>
          </table:table-cell>
          <table:table-cell office:value-type="float" office:value="9.54">
            <text:p>9.54</text:p>
          </table:table-cell>
          <table:table-cell office:value-type="string">
            <text:p>Isaak et al. [Phys. Chem. Minerals, 1998]</text:p>
          </table:table-cell>
          <table:table-cell office:value-type="float" office:value="1.3212">
            <text:p>1.3212</text:p>
          </table:table-cell>
          <table:table-cell office:value-type="float" office:value="-12.919">
            <text:p>-12.9190</text:p>
          </table:table-cell>
          <table:table-cell office:value-type="float" office:value="19.241">
            <text:p>19.2410</text:p>
          </table:table-cell>
          <table:table-cell office:value-type="float" office:value="-2.6362">
            <text:p>-2.6362</text:p>
          </table:table-cell>
          <table:table-cell office:value-type="string">
            <text:p>Isaak et al. [Phys. Chem. Minerals, 1998]</text:p>
          </table:table-cell>
          <table:table-cell table:number-columns-repeated="2"/>
          <table:table-cell office:value-type="string">
            <text:p>chl</text:p>
          </table:table-cell>
          <table:table-cell office:value-type="string">
            <text:p>*chlorite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style-name="ce6" office:value-type="float" office:value="4.35">
            <text:p>4.35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f(clin) Diment &amp; Pratt [1988]</text:p>
          </table:table-cell>
          <table:table-cell table:style-name="ce6" office:value-type="float" office:value="1.539">
            <text:p>1.539</text:p>
          </table:table-cell>
          <table:table-cell office:value-type="string">
            <text:p>*red book estimated from muscovite</text:p>
          </table:table-cell>
          <table:table-cell table:style-name="ce3" office:value-type="float" office:value="0.1166">
            <text:p>0.1166</text:p>
          </table:table-cell>
          <table:table-cell office:value-type="float" office:value="0.002749">
            <text:p>2.7490E-03</text:p>
          </table:table-cell>
          <table:table-cell table:style-name="ce11" office:value-type="float" office:value="520">
            <text:p>520</text:p>
          </table:table-cell>
          <table:table-cell office:value-type="string">
            <text:p>*red book estimated from muscovite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4"/>
          <table:table-cell table:number-columns-repeated="3"/>
          <table:table-cell office:value-type="string">
            <text:p>amph</text:p>
          </table:table-cell>
          <table:table-cell office:value-type="string">
            <text:p>^amphibole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style-name="ce5" office:value-type="string">
            <text:p>Xhbl: 2.6485</text:p>
          </table:table-cell>
          <table:table-cell table:style-name="ce5" office:value-type="string">
            <text:p>Xtr: 4.0654</text:p>
          </table:table-cell>
          <table:table-cell table:style-name="ce5" office:value-type="string">
            <text:p>Xfact: 3.7834</text:p>
          </table:table-cell>
          <table:table-cell table:style-name="ce5" office:value-type="string">
            <text:p>Xparg: 1.7066</text:p>
          </table:table-cell>
          <table:table-cell table:style-name="ce7" office:value-type="string">
            <text:p>Horai [1970], Horai &amp; Simmons [1968], and Diment &amp; Pratt [1988]</text:p>
          </table:table-cell>
          <table:table-cell table:style-name="ce6" office:value-type="float" office:value="0.5">
            <text:p>0.500</text:p>
          </table:table-cell>
          <table:table-cell office:value-type="string">
            <text:p>*estimated</text:p>
          </table:table-cell>
          <table:table-cell table:style-name="ce3" office:value-type="float" office:value="0.3797">
            <text:p>0.3797</text:p>
          </table:table-cell>
          <table:table-cell office:value-type="float" office:value="0.001164">
            <text:p>1.1640E-03</text:p>
          </table:table-cell>
          <table:table-cell table:style-name="ce11" office:value-type="float" office:value="1141">
            <text:p>1141</text:p>
          </table:table-cell>
          <table:table-cell office:value-type="string">
            <text:p>*estmated from Schatz &amp; Simmons [1972] ignoring two highest temperature data may be effected by Si-O resonance due to similar LASER frequency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4"/>
          <table:table-cell table:number-columns-repeated="3"/>
          <table:table-cell office:value-type="string">
            <text:p>cpx</text:p>
          </table:table-cell>
          <table:table-cell office:value-type="string">
            <text:p>*clinopyroxene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style-name="ce6" office:value-type="float" office:value="4.25">
            <text:p>4.25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f(di) Horai [1970], Harrell [2002]</text:p>
          </table:table-cell>
          <table:table-cell table:style-name="ce6" office:value-type="float" office:value="0.54">
            <text:p>0.540</text:p>
          </table:table-cell>
          <table:table-cell office:value-type="string">
            <text:p>*estimated from Hofmeister &amp; Pertermann [2007]</text:p>
          </table:table-cell>
          <table:table-cell table:style-name="ce3" office:value-type="float" office:value="0.3797">
            <text:p>0.3797</text:p>
          </table:table-cell>
          <table:table-cell office:value-type="float" office:value="0.001164">
            <text:p>1.1640E-03</text:p>
          </table:table-cell>
          <table:table-cell table:style-name="ce11" office:value-type="float" office:value="1141">
            <text:p>1141</text:p>
          </table:table-cell>
          <table:table-cell office:value-type="string">
            <text:p>*estmated from Schatz &amp; Simmons [1972] ignoring two highest temperature data may be effected by Si-O resonance due to similar LASER frequency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4"/>
          <table:table-cell table:number-columns-repeated="3"/>
          <table:table-cell office:value-type="string">
            <text:p>wo</text:p>
          </table:table-cell>
          <table:table-cell office:value-type="string">
            <text:p>wollastonite</text:p>
          </table:table-cell>
          <table:table-cell table:number-columns-repeated="2" office:value-type="float" office:value="21">
            <text:p>21</text:p>
          </table:table-cell>
          <table:table-cell table:style-name="ce6" office:value-type="float" office:value="4.03">
            <text:p>4.03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(1 sample) Horai &amp; Simmons [1969]</text:p>
          </table:table-cell>
          <table:table-cell table:style-name="ce6" office:value-type="float" office:value="0.5">
            <text:p>0.500</text:p>
          </table:table-cell>
          <table:table-cell office:value-type="string">
            <text:p>*estimated</text:p>
          </table:table-cell>
          <table:table-cell table:style-name="ce3" office:value-type="float" office:value="0.3797">
            <text:p>0.3797</text:p>
          </table:table-cell>
          <table:table-cell office:value-type="float" office:value="0.001164">
            <text:p>1.1640E-03</text:p>
          </table:table-cell>
          <table:table-cell table:style-name="ce11" office:value-type="float" office:value="1141">
            <text:p>1141</text:p>
          </table:table-cell>
          <table:table-cell office:value-type="string">
            <text:p>*estmated from Schatz &amp; Simmons [1972] ignoring two highest temperature data may be effected by Si-O resonance due to similar LASER frequency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4"/>
          <table:table-cell table:number-columns-repeated="3"/>
          <table:table-cell office:value-type="string">
            <text:p>opx</text:p>
          </table:table-cell>
          <table:table-cell office:value-type="string">
            <text:p>*orthopyroxene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style-name="ce6" office:value-type="float" office:value="3.37">
            <text:p>3.37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f(en) Horai [1970] and Harrell [2002]</text:p>
          </table:table-cell>
          <table:table-cell table:style-name="ce6" office:value-type="float" office:value="0.3">
            <text:p>0.300</text:p>
          </table:table-cell>
          <table:table-cell office:value-type="string">
            <text:p>*estimated from Harrell [2002]</text:p>
          </table:table-cell>
          <table:table-cell table:style-name="ce3" office:value-type="float" office:value="0.3797">
            <text:p>0.3797</text:p>
          </table:table-cell>
          <table:table-cell office:value-type="float" office:value="0.001164">
            <text:p>1.1640E-03</text:p>
          </table:table-cell>
          <table:table-cell table:style-name="ce11" office:value-type="float" office:value="1141">
            <text:p>1141</text:p>
          </table:table-cell>
          <table:table-cell office:value-type="string">
            <text:p>*estmated from Schatz &amp; Simmons [1972] ignoring two highest temperature data may be effected by Si-O resonance due to similar LASER frequency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4"/>
          <table:table-cell table:number-columns-repeated="3"/>
          <table:table-cell office:value-type="string">
            <text:p>ol</text:p>
          </table:table-cell>
          <table:table-cell office:value-type="string">
            <text:p>olivine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style-name="ce6" office:value-type="float" office:value="3.0914">
            <text:p>3.091</text:p>
          </table:table-cell>
          <table:table-cell office:value-type="float" office:value="-1.1724">
            <text:p>-1.17</text:p>
          </table:table-cell>
          <table:table-cell office:value-type="float" office:value="3.3489">
            <text:p>3.35</text:p>
          </table:table-cell>
          <table:table-cell/>
          <table:table-cell office:value-type="string">
            <text:p>f(fo) Horai [1970] and Horai &amp; Simmons [1969] and Harrell [2002]</text:p>
          </table:table-cell>
          <table:table-cell table:style-name="ce6" office:value-type="float" office:value="0.49">
            <text:p>0.490</text:p>
          </table:table-cell>
          <table:table-cell office:value-type="string">
            <text:p>Xu et al. [2004]</text:p>
          </table:table-cell>
          <table:table-cell table:style-name="ce3" office:value-type="float" office:value="0.5612">
            <text:p>0.5612</text:p>
          </table:table-cell>
          <table:table-cell office:value-type="float" office:value="0.002746">
            <text:p>2.7460E-03</text:p>
          </table:table-cell>
          <table:table-cell table:style-name="ce11" office:value-type="float" office:value="1150">
            <text:p>1150</text:p>
          </table:table-cell>
          <table:table-cell office:value-type="string">
            <text:p>Harrell [2002] (data from Katsura [1995])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4"/>
          <table:table-cell table:number-columns-repeated="3"/>
          <table:table-cell office:value-type="string">
            <text:p>sp</text:p>
          </table:table-cell>
          <table:table-cell office:value-type="string">
            <text:p>+spinel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table:style-name="ce6" office:value-type="float" office:value="11.94">
            <text:p>11.940</text:p>
          </table:table-cell>
          <table:table-cell office:value-type="float" office:value="5.47">
            <text:p>5.47</text:p>
          </table:table-cell>
          <table:table-cell office:value-type="float" office:value="8.71">
            <text:p>8.71</text:p>
          </table:table-cell>
          <table:table-cell/>
          <table:table-cell office:value-type="string">
            <text:p>f(sp) Clauser &amp; Hunges [1995], hercynite estimated</text:p>
          </table:table-cell>
          <table:table-cell table:style-name="ce6" office:value-type="float" office:value="1.24">
            <text:p>1.240</text:p>
          </table:table-cell>
          <table:table-cell office:value-type="string">
            <text:p>*estimated from Clauser &amp; Hunges [1995]</text:p>
          </table:table-cell>
          <table:table-cell table:style-name="ce3" office:value-type="float" office:value="0">
            <text:p>0.0000</text:p>
          </table:table-cell>
          <table:table-cell office:value-type="float" office:value="0">
            <text:p>0.0000E+00</text:p>
          </table:table-cell>
          <table:table-cell table:style-name="ce11" office:value-type="float" office:value="0">
            <text:p>0</text:p>
          </table:table-cell>
          <table:table-cell office:value-type="string">
            <text:p>near 0, T. Shankland [pers. comm.]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4"/>
          <table:table-cell table:number-columns-repeated="3"/>
          <table:table-cell office:value-type="string">
            <text:p>gt</text:p>
          </table:table-cell>
          <table:table-cell office:value-type="string">
            <text:p>~garnet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table:style-name="ce6" office:value-type="float" office:value="4.9661">
            <text:p>4.966</text:p>
          </table:table-cell>
          <table:table-cell office:value-type="float" office:value="-7.4162">
            <text:p>-7.42</text:p>
          </table:table-cell>
          <table:table-cell office:value-type="float" office:value="8.4495">
            <text:p>8.45</text:p>
          </table:table-cell>
          <table:table-cell/>
          <table:table-cell office:value-type="string">
            <text:p>f(py) Geisting &amp; Hofmeister [2002]</text:p>
          </table:table-cell>
          <table:table-cell table:style-name="ce6" office:value-type="float" office:value="0.37">
            <text:p>0.370</text:p>
          </table:table-cell>
          <table:table-cell office:value-type="string">
            <text:p>*estimated from Osaka et al. [2004]</text:p>
          </table:table-cell>
          <table:table-cell table:style-name="ce3" office:value-type="float" office:value="0">
            <text:p>0.0000</text:p>
          </table:table-cell>
          <table:table-cell office:value-type="float" office:value="0">
            <text:p>0.0000E+00</text:p>
          </table:table-cell>
          <table:table-cell table:style-name="ce11" office:value-type="float" office:value="0">
            <text:p>0</text:p>
          </table:table-cell>
          <table:table-cell office:value-type="string">
            <text:p>near 0, T. Shankland [pers. comm.]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4"/>
          <table:table-cell table:number-columns-repeated="3"/>
          <table:table-cell office:value-type="string">
            <text:p>carb</text:p>
          </table:table-cell>
          <table:table-cell office:value-type="string">
            <text:p>carbonate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table:style-name="ce6" office:value-type="float" office:value="3.4552">
            <text:p>3.45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f(cc) Clauser &amp; Hunges [1995]</text:p>
          </table:table-cell>
          <table:table-cell table:style-name="ce6" office:value-type="float" office:value="0.78">
            <text:p>0.780</text:p>
          </table:table-cell>
          <table:table-cell office:value-type="string">
            <text:p>*estimated from data in Clauser &amp; Hunges [1995]</text:p>
          </table:table-cell>
          <table:table-cell table:style-name="ce3" office:value-type="float" office:value="0.1288">
            <text:p>0.1288</text:p>
          </table:table-cell>
          <table:table-cell office:value-type="float" office:value="0.01067">
            <text:p>1.0670E-02</text:p>
          </table:table-cell>
          <table:table-cell table:style-name="ce11" office:value-type="float" office:value="550">
            <text:p>550</text:p>
          </table:table-cell>
          <table:table-cell office:value-type="string">
            <text:p>*estimated from data in Clauser &amp; Hunges [1995]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4"/>
          <table:table-cell table:number-columns-repeated="3"/>
          <table:table-cell office:value-type="string">
            <text:p>als</text:p>
          </table:table-cell>
          <table:table-cell office:value-type="string">
            <text:p>aluminosilicate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string">
            <text:p>Xsill: 10.32</text:p>
          </table:table-cell>
          <table:table-cell office:value-type="string">
            <text:p>Xky: 12.87</text:p>
          </table:table-cell>
          <table:table-cell office:value-type="string">
            <text:p>Xand: 6.85</text:p>
          </table:table-cell>
          <table:table-cell/>
          <table:table-cell office:value-type="string">
            <text:p>(4, 4, 10 samples) Horai &amp; Simmons [1969], Diment &amp; Pratt [1988]</text:p>
          </table:table-cell>
          <table:table-cell table:style-name="ce6" office:value-type="float" office:value="1">
            <text:p>1.000</text:p>
          </table:table-cell>
          <table:table-cell office:value-type="string">
            <text:p>estimated from spinel</text:p>
          </table:table-cell>
          <table:table-cell table:style-name="ce3" office:value-type="float" office:value="0">
            <text:p>0.0000</text:p>
          </table:table-cell>
          <table:table-cell office:value-type="float" office:value="0">
            <text:p>0.0000E+00</text:p>
          </table:table-cell>
          <table:table-cell table:style-name="ce11" office:value-type="float" office:value="0">
            <text:p>0</text:p>
          </table:table-cell>
          <table:table-cell table:style-name="ce8"/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4"/>
          <table:table-cell table:number-columns-repeated="3"/>
          <table:table-cell office:value-type="string">
            <text:p>rut</text:p>
          </table:table-cell>
          <table:table-cell office:value-type="string">
            <text:p>rutile</text:p>
          </table:table-cell>
          <table:table-cell table:number-columns-repeated="2" office:value-type="float" office:value="39">
            <text:p>39</text:p>
          </table:table-cell>
          <table:table-cell office:value-type="float" office:value="4.95">
            <text:p>4.9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(4 samples) Horai &amp; Simmons [1969], Diment &amp; Pratt [1988]</text:p>
          </table:table-cell>
          <table:table-cell table:style-name="ce6" office:value-type="float" office:value="1.5">
            <text:p>1.500</text:p>
          </table:table-cell>
          <table:table-cell office:value-type="string">
            <text:p>estimated from quartz</text:p>
          </table:table-cell>
          <table:table-cell table:style-name="ce3" office:value-type="float" office:value="0">
            <text:p>0.0000</text:p>
          </table:table-cell>
          <table:table-cell office:value-type="float" office:value="0">
            <text:p>0.0000E+00</text:p>
          </table:table-cell>
          <table:table-cell table:style-name="ce11" office:value-type="float" office:value="0">
            <text:p>0</text:p>
          </table:table-cell>
          <table:table-cell table:style-name="ce8"/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4"/>
          <table:table-cell table:number-columns-repeated="14"/>
          <table:table-cell table:style-name="ce9" office:value-type="float" office:value="0.1725">
            <text:p>0.1725</text:p>
          </table:table-cell>
          <table:table-cell table:style-name="ce10" office:value-type="float" office:value="0.0039">
            <text:p>3.9000E-03</text:p>
          </table:table-cell>
          <table:table-cell table:style-name="ce12" office:value-type="float" office:value="762">
            <text:p>762</text:p>
          </table:table-cell>
          <table:table-cell table:style-name="ce12" office:value-type="string">
            <text:p>lherzolite from BALM4 (cpx/opx/ol/sp: 3/19/76/2, Mg#90) Gibert et al. [2003]; currently used for amphibole, wollastonite, pyroxenes, and olivine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scientific-number number:decimal-places="4" number:min-integer-digits="1" number:min-exponent-digits="3"/>
    </number:number-style>
    <number:number-style style:name="N121">
      <number:scientific-number number:decimal-places="4" number:min-integer-digits="1" number:min-exponent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9">02/09/2010</text:date>, <text:time>14:3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Derrick Hasterok</meta:initial-creator>
    <meta:creation-date>2009-10-23T17:40:57</meta:creation-date>
    <dc:creator>Derrick Hasterok</dc:creator>
    <dc:date>2010-02-09T14:35:06</dc:date>
    <meta:editing-cycles>51</meta:editing-cycles>
    <meta:editing-duration>PT56H03M07S</meta:editing-duration>
    <meta:document-statistic meta:table-count="3" meta:cell-count="1636" meta:object-count="0"/>
    <meta:user-defined meta:name="Info 1"/>
    <meta:user-defined meta:name="Info 2"/>
    <meta:user-defined meta:name="Info 3"/>
    <meta:user-defined meta:name="Info 4"/>
  </office:meta>
</office:document-meta>
</file>